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ak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2.3-0.01', 0): -1.5979610982341783, ('2.92-0.04', 1): -1.2682154736382887, ('2.43-0.04', 1): -1.6838738404128692, ('2.87-0.01', 0): -0.93250965845583755, ('2.66-0.02', 2): -1.9157082060364274, ('2.7-0.07', 0): -1.0967363386215809, ('2.35-0.05', 2): -1.0397197079332527, ('2.6-0.06', 2): -1.3722084337490652, ('2.75-0.01', 2): -0.95351973093506825, ('2.02-0.0', 0): -0.92129586571524613, ('2.260.0', 1): -0.63753137887519995, ('1.770.0', 2): -0.67436802438527677, ('2.41-0.04', 0): -1.5162667762596733, ('1.13-0.0', 0): -0.085685957902494059, ('2.2-0.01', 1): -1.2779996424095459, ('2.85-0.04', 1): -1.9739002734851148, ('2.310.0', 0): -0.85215171484894148, ('2.52-0.01', 0): -1.4756799185525222, ('2.77-0.07', 1): -1.7481689826812148, ('2.210.0', 1): -0.70883228801661002, ('2.82-0.05', 1): -1.8086098838389413, ('2.93-0.03', 2): -1.3324997739439475, ('1.160.0', 0): -0.11916412501685886, ('2.84-0.04', 1): -1.7182563675706968, ('2.91-0.06', 1): -1.4974983673555158, ('1.87-0.01', 1): -0.81084349202005745, ('1.530.01', 2): -0.13338868909685087, ('2.47-0.02', 1): -1.706585444709896, ('2.83-0.07', 0): -1.750069351577612, ('1.66-0.0', 2): -0.63155190492232438, ('2.9-0.02', 1): -0.97675343951577265, ('2.54-0.01', 1): -1.1939918249806549, ('2.170.0', 1): -0.44912460010529176, ('2.17-0.02', 2): -1.1703842453618951, ('2.410.0', 1): -0.68101947043812472, ('2.63-0.0', 0): -0.61452834503308906, ('1.6-0.0', 0): -0.54394244896830024, ('2.25-0.03', 2): -1.3681615706799133, ('2.65-0.02', 1): -2.0031113837528141, ('2.59-0.01', 0): -1.4251999100351895, ('1.650.0', 0): -0.54691826334982274, ('1.710.01', 0): -0.31604541683172815, ('1.34-0.0', 2): -0.25302861968916263, ('2.38-0.01', 1): -1.6855084274105328, ('1.720.0', 2): -0.65682569190598938, ('2.44-0.03', 1): -1.5351305772092743, ('2.38-0.03', 2): -1.4633669492653296, ('1.63-0.0', 2): -0.58353562691947214, ('1.09-0.0', 1): -0.082390284861900615, ('2.06-0.01', 2): -1.2128789528792114, ('2.4-0.02', 1): -1.6680854528471105, ('1.19-0.0', 0): -0.12996508245937746, ('2.50.0', 2): -0.67750259970612015, ('2.46-0.01', 0): -1.6394418863167926, ('2.68-0.06', 2): -1.8122692660845043, ('1.74-0.0', 1): -0.67231627882201317, ('1.79-0.01', 0): -0.73085492920178052, ('1.88-0.01', 2): -0.86274683261661289, ('2.72-0.0', 2): -0.54660329534951579, ('2.63-0.06', 2): -1.5674620696891899, ('1.420.0', 1): -0.40444514309978752, ('1.29-0.0', 2): -0.19089519168599067, ('2.74-0.0', 0): -1.3590897629453633, ('2.42-0.04', 1): -1.5593127561245854, ('2.2-0.0', 2): -0.76350770983674554, ('2.79-0.02', 2): -1.6676017783762231, ('1.81-0.0', 1): -0.83075987118150119, ('1.310.0', 1): -0.25400752326963755, ('1.690.01', 0): -0.34503511125673397, ('2.110.01', 2): -0.36698004557011144, ('2.61-0.0', 0): -0.88743788960339531, ('2.28-0.02', 1): -1.3516754048651789, ('2.73-0.02', 2): -1.9427812465594008, ('2.8-0.03', 1): -1.9985155340560761, ('2.25-0.04', 0): -1.2309462502586037, ('1.67-0.0', 1): -0.62583146846425219, ('2.78-0.06', 2): -1.9139990527997162, ('2.27-0.01', 0): -1.3884485121311003, ('1.730.0', 2): -0.71107230794882736, ('2.11-0.03', 1): -1.1066376479721294, ('2.26-0.04', 1): -1.299534913644244, ('2.430.0', 1): -0.65278821739623361, ('1.58-0.01', 1): -0.45592706393966115, ('1.37-0.01', 2): -0.27946766515050991, ('2.090.0', 0): -0.62546280858680159, ('2.99-0.02', 2): 0.0, ('1.630.0', 2): -0.60268885407137107, ('2.14-0.04', 0): -0.20399962390941395, ('2.58-0.06', 0): -1.4773717289650645, ('2.17-0.0', 2): -0.89567378285272115, ('3.0-0.06', 0): 0.0, ('1.56-0.01', 1): -0.4651650040194325, ('1.70.01', 2): -0.46829610434616054, ('2.370.0', 2): -0.70663512112862903, ('2.66-0.05', 2): -1.8484841108551231, ('2.36-0.01', 2): -1.6503718439456116, ('2.15-0.0', 1): -0.92351319664496923, ('2.52-0.0', 0): -0.9470902144029153, ('2.89-0.08', 2): -1.2361398337444465, ('2.45-0.03', 0): -1.5712334106527808, ('2.92-0.08', 0): -1.0916948631944186, ('2.97-0.02', 0): -0.56054341424595466, ('2.94-0.04', 0): -<text:soft-page-break/>1.3070530023598088, ('1.80.01', 0): -0.42186402438291548, ('1.840.01', 0): -0.37983059005313408, ('1.91-0.01', 1): -0.90560947731996122, ('2.96-0.06', 1): -0.83598980913545173, ('1.790.01', 1): -0.54082350807650714, ('2.74-0.01', 1): -1.5068065408340543, ('2.37-0.03', 1): -1.5782472884835574, ('2.86-0.04', 0): -1.6992222239287469, ('2.89-0.02', 0): -1.3325374316034608, ('2.82-0.01', 0): -1.237571836037096, ('2.8-0.04', 1): -1.7777356260434569, ('2.93-0.07', 1): -1.0984966414657733, ('1.670.0', 0): -0.63730146662640574, ('2.76-0.03', 1): -2.1031232935175699, ('2.14-0.0', 2): -0.83575107215367728, ('2.54-0.0', 0): -0.75834096867785505, ('2.05-0.01', 0): -1.0760150001191233, ('2.03-0.03', 1): -0.95043385030853411, ('1.7-0.0', 1): -0.68018911288299189, ('2.39-0.01', 1): -1.6725205006725006, ('1.280.0', 1): -0.22527525505224386, ('2.20.0', 2): -0.51737300200281588, ('2.81-0.04', 1): -1.7844294439486155, ('1.92-0.01', 2): -0.8685359666891751, ('1.470.0', 0): -0.35771307824311765, ('1.850.01', 2): -0.56695986554089739, ('2.78-0.04', 2): -1.8070777762343311, ('2.53-0.05', 0): -1.6836875957725073, ('1.83-0.01', 2): -0.76642244452261143, ('1.350.0', 1): -0.18078708164999907, ('2.58-0.01', 2): -1.2826457986130806, ('2.79-0.03', 1): -2.0704468652751293, ('2.59-0.0', 2): -0.9578389976754963, ('1.94-0.03', 1): -0.68055004070993774, ('1.78-0.0', 2): -0.78577715981363183, ('1.380.0', 0): -0.23968682973668312, ('1.64-0.02', 2): -0.35641435592200821, ('2.55-0.04', 1): -1.8807092082611019, ('1.040.0', 2): -0.053577708682049356, ('2.95-0.02', 2): -0.72011004585728111, ('1.51-0.01', 0): -0.43594897877530697, ('1.69-0.01', 0): -0.62562637255076226, ('2.74-0.06', 1): -1.9375079051369717, ('1.160.0', 2): -0.12597040451160604, ('2.72-0.07', 2): -1.3437636266258326, ('1.3-0.0', 1): -0.24373066051721404, ('2.4-0.01', 2): -1.711315776742055, ('2.56-0.01', 0): -1.4791681820001754, ('2.99-0.09', 0): 0.0, ('2.76-0.04', 1): -1.8923460472496143, ('2.17-0.03', 1): -1.1823719959702192, ('2.25-0.02', 1): -1.301997115703672, ('2.04-0.01', 0): -1.1288335673685419, ('2.96-0.05', 2): -0.85341688467888455, ('2.26-0.02', 0): -1.2572483888515493, ('2.5-0.06', 1): -0.21161768100251718, ('2.77-0.06', 2): -1.9141795696627111, ('1.550.01', 2): -0.33944345300999351, ('2.83-0.08', 2): -0.50914103752113427, ('2.64-0.03', 1): -2.0561394442365861, ('2.99-0.03', 2): 0.0, ('2.090.01', 0): -0.52292723958924336, ('2.8-0.07', 2): -1.7455830472156639, ('2.250.0', 0): -0.85234807623469555, ('1.05-0.0', 1): -0.0013390287842801215, ('2.480.0', 2): -0.63799589505767584, ('2.150.01', 2): -0.54313791937917644, ('2.290.0', 1): -0.74425544481342776, ('1.10.0', 0): -0.076510948724519037, ('2.060.0', 0): -0.66424551988391445, ('2.21-0.02', 0): -1.300582213649351, ('2.98-0.03', 1): 0.0, ('1.020.0', 1): -0.046684068048219507, ('2.97-0.05', 1): -0.68414427143032785, ('2.39-0.02', 2): -1.544837871211552, ('1.89-0.01', 2): -0.825540318666796, ('2.37-0.02', 2): -1.6118516148148858, ('1.620.0', 0): -0.51971629259169183, ('2.3-0.03', 0): -1.3969833411411174, ('2.92-0.02', 1): -1.1680272402820848, ('1.72-0.01', 2): -0.65246418482180923, ('2.87-0.03', 0): -1.5617598501332985, ('3.0-0.02', 1): 0.0, ('2.45-0.0', 0): -0.7307287328316513, ('1.92-0.0', 1): -0.95048745290168846, ('1.59-0.01', 2): -0.47134950517342944, ('2.96-0.08', 2): -0.75412545702423384, ('2.51-0.06', 0): -0.49480416009531814, ('2.07-0.0', 2): -1.1302942463899601, ('1.430.0', 0): -0.36169995995421422, ('1.540.0', 0): -0.54182837374847692, ('2.38-0.02', 2): -1.4869193941975505, ('1.38-0.01', 0): -0.24724014187698087, ('2.560.0', 1): -0.38871925963690218, ('2.8-0.02', 2): -1.853206272315326, ('2.23-0.01', 1): -1.3335047492247656, ('2.15-0.03', 1): -1.1969840236603333, ('2.84-0.06', 1): -1.8478525399994099, ('1.5-0.0', 0): -0.38768001392401547, ('2.96-0.02', 0): -0.67356208007435547, ('1.98-0.02', 0): -0.968664560421581, ('2.91-0.04', 1): -1.6003239768214983, ('2.74-0.05', 2): -1.9461430533876583, ('1.94-0.0', 2): -<text:soft-page-break/>1.0483861731819133, ('2.31-0.04', 1): -1.3966310500221251, ('2.0-0.01', 1): -1.0952592522947948, ('2.030.0', 2): -0.62239601618293827, ('1.770.01', 1): -0.37193035429808197, ('2.83-0.01', 0): -1.4744549370355831, ('1.47-0.0', 1): -0.35626156515535673, ('2.16-0.04', 1): -0.92692645494047288, ('2.35-0.03', 1): -1.4282921066421264, ('2.5-0.04', 1): -1.6698726016087218, ('2.32-0.02', 0): -1.3058188820766203, ('2.15-0.04', 0): -0.45117164791306635, ('1.920.01', 1): -0.50126023764939465, ('2.54-0.03', 1): -1.6263057480947731, ('2.76-0.07', 2): -1.6467691671277227, ('1.04-0.0', 0): -0.050637393107425939, ('1.130.0', 2): -0.10237162219990996, ('1.920.0', 2): -0.66269340798326382, ('2.65-0.04', 1): -1.8636729454566463, ('1.75-0.02', 2): -0.60291367694630937, ('2.98-0.04', 1): 0.0, ('2.10.0', 0): -0.74585692829627992, ('2.39-0.05', 0): -0.94839579275633168, ('2.210.01', 2): -0.55060352353068431, ('1.82-0.02', 1): -0.76043555159743337, ('1.2-0.0', 1): -0.099685072806269134, ('1.950.0', 2): -0.50050501841938955, ('2.1-0.01', 2): -1.2316731176097817, ('2.79-0.07', 2): -1.6252929835159389, ('2.73-0.03', 2): -2.1696173672517589, ('2.4-0.04', 1): -1.6231338784769318, ('1.660.01', 0): -0.34783832722948982, ('1.77-0.0', 1): -0.72476030013190829, ('1.330.0', 0): -0.29231840122790664, ('1.83-0.0', 2): -0.80454510128488355, ('2.7-0.0', 0): -0.86743871201026479, ('1.640.01', 1): -0.42591020227024629, ('2.41-0.03', 2): -1.5041693819504363, ('1.420.01', 1): -0.25031330737699758, ('2.56-0.0', 2): -1.0432617830456918, ('2.97-0.06', 2): -0.54274894335671153, ('1.59-0.0', 0): -0.45225069170670468, ('2.49-0.04', 0): -1.6897226917915624, ('2.92-0.01', 2): -1.1131802565953834, ('2.42-0.02', 1): -1.5169852041652123, ('2.84-0.01', 1): -0.97723954600176877, ('2.76-0.02', 2): -1.9303803175803127, ('2.8-0.04', 0): -1.7918631914388961, ('1.450.0', 0): -0.40982520411883155, ('1.83-0.02', 2): -0.76477890238725466, ('1.990.01', 1): -0.39096741384494932, ('2.58-0.0', 1): -0.9072665561954123,</text:p>
      <text:p text:style-name="P1"><text:s/>('2.91-0.03', 1): -1.4708942291512901, ('2.020.0', 0): -0.40616728253161755, ('2.67-0.06', 1): -1.7393037556759854, ('1.880.0', 1): -0.65752223380196428, ('1.310.01', 0): -0.093222492423967782, ('2.03-0.02', 2): -1.0666363494198061, ('1.560.01', 0): -0.15952602177369735, ('1.98-0.0', 0): -1.0216786602090455, ('2.88-0.04', 0): -1.8801283229251873, ('1.33-0.0', 1): -0.27007883713008707, ('2.9-0.07', 1): -1.3862466135358613, ('1.55-0.01', 0): -0.42427162126888501, ('2.56-0.05', 1): -1.7346641770853775, ('2.48-0.0', 0): -0.75871693549805419, ('2.54-0.04', 1): -1.738902059026245, ('2.13-0.01', 1): -1.2768826307652055, ('2.59-0.06', 2): -1.5224533874776345, ('1.43-0.0', 0): -0.3123000673603839, ('1.290.0', 2): -0.068030120628512797, ('2.11-0.01', 1): -1.1165153712311051, ('2.21-0.0', 0): -0.7204923661823569, ('1.60.01', 0): -0.33184918407908615, ('2.330.0', 1): -0.69513389000887793, ('1.77-0.02', 2): -0.67946822612983659, ('2.09-0.03', 1): -1.0626290480529896, ('2.63-0.03', 2): -1.7291421642586942, ('2.55-0.05', 2): -1.7365175765409959, ('2.24-0.02', 1): -1.3218206358824034, ('2.34-0.0', 2): -0.82571157820524987, ('3.0-0.04', 0): 0.0, ('2.94-0.06', 1): -1.1017801301990551, ('2.16-0.0', 0): -1.0110589197497939, ('2.72-0.06', 1): -1.807742540630586, ('1.86-0.02', 1): -0.81004518512716428, ('2.98-0.07', 2): 0.0, ('1.93-0.0', 0): -0.90417977543850381, ('2.97-0.01', 0): -0.54012338729332798, ('2.48-0.01', 2): -1.4833197294545091, ('2.45-0.01', 0): -1.6348210424467202, ('2.92-0.06', 0): -1.291824269591042, ('2.110.0', 0): -0.45672083176846023, ('2.43-0.02', 0): -1.7429409530769235, ('1.36-0.0', 0): -0.29549435379465633, ('2.93-0.08', 1): -1.0689978780689451, ('1.52-0.01', 1): -0.39261535137971476, ('1.91-0.03', 1): -0.37764502992200966, ('2.96-0.04', 1): -0.78933400913647223, ('1.520.0', 0): -0.45908610589365201, ('1.6-0.01', 1): -0.5266383464816049, ('2.85-0.06', 0): -1.9643122628605236, ('2.86-0.02', 0): -<text:soft-page-break/>1.6178560792724175, ('2.040.0', 0): -0.62099194672849478, ('1.150.0', 0): -0.11511047578790039, ('2.82-0.07', 0): -1.6783411649551623, ('2.8-0.06', 1): -1.933738517056792, ('2.93-0.01', 1): -1.2556044495463963, ('2.340.0', 0): -0.83661780211461079, ('2.24-0.0', 1): -0.62339827393890279, ('2.180.0', 0): -0.64321854368988263, ('2.84-0.02', 2): -1.567335925164457, ('2.95-0.03', 2): -1.0410607913595487, ('2.27-0.04', 2): -1.2162818652013976, ('2.57-0.01', 2): -1.0168405195352113, ('1.72-0.0', 1): -0.71895392842015726, ('2.67-0.05', 2): -2.1107381932316462, ('1.53-0.0', 2): -0.38839991340894109, ('2.98-0.02', 2): 0.0, ('2.83-0.05', 1): -1.8693422047511696, ('2.03-0.0', 2): -1.1476342520417302, ('1.760.01', 1): -0.51607132456070182, ('2.9-0.04', 2): -1.4025770051846584, ('2.81-0.02', 1): -1.5180893856618367, ('2.280.0', 2): -0.8225921190338561, ('2.36-0.0', 0): -0.66485936612661489, ('2.260.01', 0): -0.2907180940007455, ('2.13-0.02', 2): -1.1740394596654131, ('1.50.0', 1): -0.39501356834428736, ('2.62-0.04', 2): -1.8360802535958303, ('2.35-0.01', 0): -1.550605417381103, ('2.98-0.08', 0): 0.0, ('2.29-0.04', 2): -1.3388565817456066, ('2.79-0.05', 1): -1.9539155729624293, ('1.94-0.01', 1): -0.96023198809623267, ('1.570.0', 1): -0.56534871101793793, ('2.44-0.01', 0): -1.6704545210714414, ('2.77-0.07', 2): -1.6164733836742724, ('1.360.01', 2): -0.20867488549416641, ('2.44-0.0', 1): -0.98551208401984758, ('1.930.0', 1): -0.38292485940595894, ('2.87-0.08', 1): -1.0081896152659173, ('2.35-0.02', 0): -1.390156384181882, ('2.84-0.07', 2): -1.7154720230358869, ('2.050.0', 0): -0.44227391001765054, ('2.91-0.05', 2): -1.3118326683105694, ('1.00.0', 1): -0.029364507787363107, ('1.630.01', 1): -0.33108374667261059, ('1.69-0.02', 0): -0.47045721550649433, ('1.28-0.01', 1): -0.10233257825314476, ('2.160.0', 2): -0.79810566743147815, ('1.7-0.01', 1): -0.61160578937415866, ('2.5-0.05', 2): -1.5903153791121842, ('1.0-0.0', 1): -0.02182739932119445, ('2.37-0.03', 2): -1.5631897853497383, ('2.54-0.02', 2): -1.8552579003480028, ('2.76-0.06', 1): -1.9474400329565795, ('2.50.0', 0): -1.3486908507773674, ('1.52-0.0', 2): -0.42721020757369216, ('2.73-0.07', 0): -1.5062242789085203, ('1.55-0.0', 1): -0.46522532849250864, ('2.67-0.02', 0): -2.0995835343881608, ('2.04-0.03', 0): -0.99686884869486903, ('1.890.01', 0): -0.47435093070777956, ('2.62-0.03', 0): -1.7810825392850873, ('2.64-0.01', 1): -1.3478528119947382, ('2.19-0.0', 1): -0.91271762419153357, ('2.28-0.04', 2): -1.3323608397693947, ('2.24-0.04', 0): -1.1487026714658621, ('2.93-0.02', 2): -0.82440716872731779, ('1.07-0.0', 2): -0.067371376407261707, ('2.10.01', 0): -0.5548253625265388, ('2.02-0.02', 0): -0.97711868335041674, ('2.27-0.03', 1): -1.3965869265756186, ('1.3-0.01', 0): -0.19969079515260538, ('2.270.0', 1): -0.76383320153542766, ('2.21-0.04', 0): -1.0605791149619863, ('2.130.0', 1): -0.75441224262973994, ('2.33-0.02', 2): -1.5177965059988785, ('2.97-0.07', 1): -0.44385142101712655, ('1.640.0', 0): -0.61633888822243121, ('2.55-0.01', 1): -1.4218756109977728, ('1.37-0.0', 1): -0.2974791855008414, ('2.81-0.01', 2): -0.98549683299029911, ('2.17-0.04', 1): -0.57885900664762868, ('2.87-0.05', 0): -1.7026511752308708, ('2.94-0.02', 0): -1.0472406932465215, ('2.6-0.02', 2): -1.8756883994853928, ('1.30.0', 2): -0.26229691611495648, ('2.72-0.02', 0): -1.8988334419493058, ('2.51-0.04', 0): -1.7034757587898253, ('2.79-0.06', 2): -2.0476090754635101, ('2.85-0.08', 1): -1.0024659816430053, ('1.76-0.01', 0): -0.71886091859363765, ('2.52-0.05', 0): -1.6407000903579867, ('1.8-0.01', 0): -0.72614612646442378, ('2.25-0.0', 0): -0.69562477546000645, ('2.99-0.06', 2): 0.0, ('2.28-0.01', 2): -1.5367922286927818, ('2.94-0.08', 1): -0.81954274598435117, ('2.34-0.03', 0): -1.5509944306689161, ('1.30.0', 1): -0.24812136246688066, ('1.940.01', 0): -0.58581917112377002, ('1.9-0.01', 0): -0.85711467859728563, ('1.23-0.0', 0): -0.1488438535719773, ('2.41-0.02', 2): -<text:soft-page-break/>1.6023238426251152, ('2.0-0.03', 1): -0.90625819940368291, ('2.86-0.06', 1): -1.7259070008321982, ('2.83-0.03', 0): -1.9290757932571987, ('2.93-0.05', 0): -1.1791369547861921, ('2.81-0.01', 1): -0.97696041085590346, ('1.56-0.0', 2): -0.42770930196762291, ('1.67-0.02', 2): -0.52234059169517932, ('2.65-0.06', 1): -1.7103938308914897, ('2.120.0', 2): -0.63796120464215966, ('2.98-0.06', 1): 0.0, ('2.05-0.03', 1): -1.0032946775318901, ('1.810.01', 1): -0.37544370260939464, ('1.57-0.0', 1): -0.50188997916728095, ('1.49-0.0', 0): -0.37875507970820321, ('1.610.01', 2): -0.39732190323726913, ('1.290.0', 1): -0.080228671191620665, ('2.87-0.06', 2): -1.6763018843013753, ('1.830.01', 0): -0.45658043516082608, ('1.76-0.0', 0): -0.78746559346959699, ('2.75-0.04', 0): -1.774048231244707, ('1.82-0.0', 1): -0.90682921889584167, ('1.270.01', 1): -0.084106749812877524, ('1.040.0', 0): -0.036523648343461966, ('2.46-0.05', 0): -1.520211681689051, ('2.490.0', 2): -0.51833783588105764, ('2.79-0.01', 0): -1.2898719816427595, ('2.2-0.02', 1): -1.1953334435051881, ('2.75-0.03', 1): -1.9743083813694027, ('2.88-0.08', 2): -1.2696486438148433, ('2.06-0.0', 0): -1.1660744979097559, ('2.63-0.02', 2): -1.8963770981670593, ('2.81-0.04', 0): -1.7592255652445421, ('2.84-0.03', 1): -1.9058233615880729, ('2.520.0', 2): -0.58983526457290281, ('2.4-0.0', 2): -0.89306013879707358, ('2.91-0.01', 1): -1.0058848967365155, ('2.84-0.05', 1): -1.7908726915426221, ('2.67-0.04', 1): -1.8158504902119281, ('2.6-0.03', 0): -1.7483635065583547, ('1.610.0', 1): -0.5701997338319198, ('1.74-0.02', 1): -0.58607380567527723, ('2.88-0.06', 0): -1.8345334852468247, ('2.5-0.01', 1): -1.6495292932849273, ('2.61-0.05', 0): -1.9670379335503991, ('2.56-0.03', 1): -1.6479645103082619, ('1.910.01', 0): -0.57003702476233542, ('2.81-0.05', 1): -1.899063700426137, ('2.17-0.01', 0): -1.2087040556538231, ('2.13-0.03', 1): -1.1638757811576508, ('2.23-0.02', 1): -1.2122880525513093, ('1.46-0.0', 2): -0.37110109998680008, ('2.260.0', 2): -0.64314840730706124, ('2.01-0.03', 0): -0.9058472548472184, ('2.64-0.05', 0): -2.0180580878724692, ('2.42-0.05', 1): -1.2675417498841139, ('2.09-0.01', 1): -1.1683311898620354, ('1.96-0.02', 1): -0.91020677579466502, ('2.10.0', 2): -0.71763736196366479, ('1.160.0', 1): -0.12193660595644248, ('1.490.01', 2): -0.28188060392110509, ('2.1-0.0', 1): -1.069234017282725, ('1.88-0.02', 0): -0.84862272908117564, ('2.97-0.03', 0): -0.76421799553949776, ('1.460.01', 1): -0.25305987851459588, ('2.23-0.0', 2): -0.55333827195545093, ('2.47-0.0', 1): -1.0871599556830891, ('2.49-0.03', 2): -1.6228319690868558, ('2.92-0.04', 0): -1.2958084130173244, ('2.43-0.04', 0): -1.6102366720585439, ('2.170.0', 2): -0.44733634638406133, ('2.87-0.01', 1): -1.9696645868041294, ('2.31-0.01', 2): -1.5519557196795568, ('2.73-0.07', 1): -1.5361763947907425, ('2.62-0.05', 2): -1.8511092587820308, ('2.45-0.02', 1): -1.5789393412310448, ('1.13-0.0', 1): -0.084031513447381412, ('1.87-0.0', 0): -0.8875590471119319, ('2.85-0.04', 0): -1.95292462337384, ('2.52-0.01', 1): -1.4820443690150711, ('2.210.0', 2): -0.69302809413332378, ('2.82-0.05', 0): -1.7851590224244118, ('2.93-0.03', 1): -1.072790688190483, ('2.78-0.03', 0): -1.765312841236008, ('2.420.0', 1): -0.64143284369525011, ('1.87-0.01', 0): -0.82230741880997493, ('2.47-0.02', 0): -1.7185719824487204, ('2.83-0.07', 1): -1.7317827027190618, ('2.48-0.04', 2): -1.6595701662929689, ('1.310.01', 1): -0.097936586725005104, ('2.14-0.01', 2): -1.2410982240927808, ('1.030.0', 2): -0.044977241773988007, ('2.79-0.02', 1): -1.6411942918011853, ('2.37-0.0', 1): -0.88575370358504224, ('3.0-0.01', 2): 0.0, ('2.230.01', 2): -0.73319150828524982, ('2.63-0.0', 1): -0.60663956504616501, ('2.23-0.01', 2): -1.3648007737998216, ('1.510.01', 0): -0.29877932764501841, ('2.35-0.03', 0): -1.4387267703423665, ('1.370.01', 0): -0.16386653830982098, ('1.920.0', 1): -0.64437654982407389, ('1.710.01', 1): -<text:soft-page-break/>0.31894547476958002, ('2.080.01', 1): -0.39632787004782066, ('1.34-0.0', 1): -0.26900226231121216, ('2.2-0.04',</text:p>
      <text:p text:style-name="P1"><text:s/>2): -0.97013523383077904, ('2.44-0.03', 0): -1.5478595995641624, ('2.45-0.04', 2): -1.6120195034161542, ('1.63-0.0', 1): -0.61947937231136962, ('1.09-0.0', 0): -0.066858060254883195, ('2.1-0.03', 1): -1.1130693915109773, ('2.06-0.01', 1): -1.2268019122302847, ('2.4-0.02', 0): -1.6793086555874794, ('1.42-0.01', 2): -0.33559735458508905, ('1.19-0.0', 1): -0.13211190560170685, ('1.53-0.01', 0): -0.40824654808010669, ('2.63-0.01', 2): -1.0039287144652753, ('1.74-0.0', 0): -0.68490203546598794, ('2.43-0.0', 2): -0.88097053299705752, ('2.0-0.02', 2): -1.0258071429233702, ('1.41-0.01', 2): -0.30103670791397019, ('2.89-0.07', 2): -1.5512879552370475, ('2.33-0.03', 2): -1.4537137099440476, ('2.270.0', 0): -0.7369702472419557, ('1.420.0', 2): -0.38084644561565495, ('2.21-0.01', 0): -1.4771336865406135, ('2.74-0.0', 1): -0.55051002500787483, ('2.42-0.04', 2): -1.5298098909991307, ('2.95-0.08', 0): -0.7134508154352347, ('1.81-0.0', 0): -0.79682668992514205, ('2.23-0.04', 2): -1.1386109952391044, ('1.740.01', 1): -0.33234870043982606, ('1.350.0', 0): -0.18055298695567018, ('1.14-0.0', 2): -0.0093412947007590046, ('1.06-0.0', 2): -0.049782512618347832, ('2.110.01', 1): -0.36590494835488607, ('2.99-0.07', 2): 0.0, ('2.94-0.04', 1): -1.1741051191771548, ('2.8-0.03', 2): -2.1151821490549665, ('2.22-0.01', 2): -1.3615906653895884, ('1.67-0.0', 0): -0.63209560144686905, ('1.510.0', 0): -0.50588094051730548, ('2.27-0.01', 1): -1.5528972842543385, ('2.11-0.03', 0): -1.033053247719798, ('2.430.0', 2): -0.65443600314951833, ('1.58-0.01', 0): -0.51098747381856346, ('2.95-0.01', 0): -0.79024633896317042, ('2.090.0', 1): -0.61435745575259992, ('2.97-0.09', 1): 0.0, ('1.280.01', 1): -0.054755066108747051, ('1.630.0', 1): -0.61280998641739837, ('1.25-0.0', 1): -0.18442682858484366, ('2.42-0.01', 2): -1.5155138617635231, ('2.17-0.0', 1): -0.86984540698701018, ('2.87-0.07', 0): -1.530989029520724, ('1.780.0', 2): -0.56969019778246299, ('1.360.0', 2): -0.326567670758662, ('3.0-0.06', 1): 0.0, ('1.56-0.01', 0): -0.43924185377031388, ('2.18-0.01', 0): -1.4688959280611398, ('1.35-0.01', 0): -0.19266684115880717, ('2.71-0.02', 0): -2.164868751438072, ('2.72-0.04', 0): -1.8351918352026368, ('2.51-0.02', 0): -1.766029193471494, ('1.42-0.0', 2): -0.34928906837401003, ('2.52-0.0', 1): -0.93835553389615056, ('2.89-0.08', 1): -1.2340373912645086, ('2.45-0.03', 1): -1.5445781110529926, ('1.9-0.03', 2): -0.26406480441808788, ('1.15-0.0', 0): -0.11921395903628691, ('1.950.01', 0): -0.51347263090073336, ('2.74-0.07', 1): -1.6044985025183718, ('2.34-0.01', 0): -1.623435861203973, ('1.840.01', 1): -0.37907787153124406, ('1.57-0.01', 0): -0.5068183279480154, ('1.530.0', 0): -0.42655013535755698, ('2.96-0.06', 0): -0.82138592426847667, ('2.74-0.01', 2): -1.5208464355917746, ('1.650.01', 2): -0.26319134181705578, ('2.86-0.04', 1): -1.7441303326814335, ('1.570.01', 1): -0.30938875002489502, ('2.24-0.01', 2): -1.5448547544813309, ('2.93-0.07', 0): -1.2507166055452179, ('2.76-0.03', 2): -2.180739000733146, ('2.76-0.02', 0): -1.9740540248531984, ('2.05-0.01', 1): -1.0893441981222334, ('2.03-0.03', 2): -0.97098966572474299, ('2.39-0.01', 0): -1.5024229550986805, ('1.280.0', 2): -0.22582385935907429, ('2.470.0', 0): -1.2982947683838031, ('2.32-0.04', 2): -1.3851486276206342, ('2.7-0.04', 2): -1.822208639814715, ('1.83-0.01', 1): -0.76224849693210595, ('2.75-0.06', 0): -1.9047458221837572, ('2.72-0.0', 1): -0.38510721723291652, ('2.79-0.03', 0): -2.1949187923075675, ('1.82-0.02', 0): -0.74637698340699221, ('1.94-0.03', 0): -0.67694365234505482, ('2.57-0.04', 2): -1.7427410094678624, ('1.78-0.0', 1): -0.79042334296892336, ('2.19-0.04', 2): -1.0676178819081317, ('1.64-0.02', 1): -0.35393698256381967, ('2.6-0.0', 1): -0.71152232214871236, ('2.65-0.03', 2): -1.9212627595144776, ('2.55-0.04', 2): -<text:soft-page-break/>1.7779598096096603, ('1.550.0', 0): -0.49384729419908535, ('1.93-0.03', 0): -0.30999619418863411, ('1.51-0.01', 1): -0.44514857621383169, ('2.91-0.07', 1): -1.3309431714357096, ('2.74-0.06', 0): -1.9326250494371764, ('2.68-0.02', 0): -1.9895556567566686, ('2.36-0.04', 2): -1.4570358643734398, ('1.020.0', 0): -0.038765413679185512, ('2.83-0.06', 2): -1.8154916512689308, ('1.84-0.02', 2): -0.72508175294270005, ('2.9-0.03', 1): -1.364283852992769, ('2.49-0.02', 2): -1.9176730155505985, ('2.54-0.01', 0): -1.1572554394909285, ('2.56-0.01', 1): -1.4704052785516399, ('2.76-0.04', 0): -1.8697957599861621, ('2.17-0.03', 0): -1.206586681432023, ('2.25-0.02', 0): -1.2912966221584816, ('2.59-0.02', 2): -1.949076405576611, ('1.4-0.0', 2): -0.3148924256509435, ('1.33-0.01', 1): -0.25082241747996936, ('2.410.0', 0): -0.72951263598006744, ('2.26-0.02', 1): -1.2318518367663347, ('2.01-0.01', 0): -1.0521139235570716, ('1.24-0.0', 0): -0.19532738093323154, ('2.64-0.03', 0): -2.0616663805884685, ('1.6-0.0', 1): -0.56774700963542224, ('2.73-0.06', 0): -1.9036076442028786, ('1.860.0', 2): -0.66492511060395965, ('2.150.01', 1): -0.54480919897519497, ('3.0-0.08', 0): 0.0, ('2.290.0', 2): -0.75578158467579648, ('2.46-0.02', 2): -1.7473763260495006, ('2.32-0.0', 1): -0.36511311995884543, ('2.07-0.01', 0): -1.1703539804185361, ('1.830.0', 2): -0.65530623144309263, ('1.44-0.0', 0): -0.33991914200891915, ('2.030.0', 1): -0.64121266289598433, ('2.62-0.03', 2): -1.8171393579889441, ('2.98-0.03', 2): 0.0, ('2.97-0.05', 0): -0.65767951514215151, ('2.35-0.03', 2): -1.435693310929177, ('2.48-0.05', 2): -1.5024954668749935, ('2.55-0.03', 0): -1.7258812579655145, ('1.260.0', 2): -0.035737314621425299, ('1.620.0', 1): -0.52430612801681198, ('2.59-0.01', 1): -1.4418332612144598, ('2.92-0.02', 0): -1.1001527337502737, ('1.72-0.01', 1): -0.65266541619613405, ('1.440.0', 2): -0.32711180930869493, ('2.87-0.03', 1): -1.6980123277935792, ('1.69-0.0', 1): -0.69925889825096332, ('2.45-0.0', 1): -0.71283037355139078, ('1.92-0.0', 0): -0.94886199076679345, ('1.790.0', 2): -0.71100958101464462, ('2.96-0.08', 1): -0.77264227770518679, ('2.51-0.06', 1): -0.49099796998607859, ('1.82-0.02', 2): -0.76018416521178289, ('2.48-0.05', 0): -1.4491390878362185, ('1.670.01', 0): -0.44813091407999517, ('2.28-0.03', 1): -1.456603150212654, ('2.8-0.02', 1): -1.8441329206457, ('2.15-0.03', 0): -1.1986991912083285, ('2.84-0.06', 2): -1.7806202021539517, ('2.78-0.01', 0): -0.96660022777277443, ('1.5-0.0', 1): -0.34928619704976388, ('2.71-0.05', 0): -1.966336732025334, ('1.98-0.02', 1): -0.96991680520703627, ('2.91-0.04', 2): -1.6365007666557196, ('2.36-0.02', 1): -1.6090809170953058, ('2.86-0.08', 2): -1.0258390595956763, ('2.83-0.01', 1): -1.5258970744477323, ('1.47-0.0', 0): -0.36425995567050973, ('2.16-0.04', 0): -0.92633017755967961, ('2.5-0.04', 2): -1.6743101528148974, ('2.58-0.05', 2): -1.8532402491603217, ('1.60.0', 1): -0.59241073039003433, ('1.920.01', 0): -0.49920543391216893, ('2.54-0.03', 2): -1.69742377822822, ('2.6-0.0', 2): -0.67658191863271366, ('2.66-0.02', 0): -1.8862439853506057, ('2.65-0.04', 0): -1.8508294763139759, ('2.46-0.0', 0): -0.90826758654318085, ('1.560.01', 1): -0.20012840715104827, ('2.98-0.04', 0): 0.0, ('2.69-0.05', 0): -1.8600318334681711, ('2.59-0.06', 0): -1.5963789166023137, ('2.69-0.0', 2): -0.52520445396024074, ('1.43-0.0', 2): -0.34397290829177102, ('1.710.0', 2): -0.61523894475480301, ('2.1-0.01', 1): -1.2020299563450023, ('2.53-0.01', 2): -1.5394957861062097, ('2.010.01', 0): -0.49406143362032606, ('2.4-0.04', 0): -1.5557612584385481, ('1.330.0', 1): -0.29425789447495948, ('1.640.01', 2): -0.43222211429392338, ('1.420.01', 2): -0.25555246476946641, ('2.85-0.03', 2): -1.870119669434946, ('2.86-0.05', 2): -1.7142531569000872, ('1.49-0.0', 2): -0.40296687274478132, ('2.12-0.03', 2): -1.1173922918942532, ('2.56-0.03', 2): -1.6406037233108106, ('1.660.01', 1): -0.34093143180312979, ('2.53-0.06', 0): -0.79602851151796594, ('2.84-0.01', 0): -<text:soft-page-break/>1.0173770749723192, ('2.95-0.06', 0): -0.85844298824849674, ('1.990.01', 2): -0.40100477476384688, ('1.870.0', 2): -0.46315085685916985, ('2.91-0.03', 0): -1.6373787019310977, ('2.67-0.06', 0): -1.7728611935981735, ('2.47-0.05', 2): -1.4929645172027475, ('2.03-0.02', 1): -1.0508843294949304, ('1.480.0', 2): -0.47811110116932448, ('1.22-0.0', 2): -0.15862766082113089, ('2.88-0.04', 1): -1.7694595640125661, ('2.9-0.07', 0): -1.4524247275158642, ('1.55-0.01', 1): -0.48300632068338917, ('2.56-0.05', 2): -1.7837417279489134, ('1.9-0.02', 2): -0.79731909711794935, ('2.81-0.04', 2): -1.7468335129957313, ('2.54-0.04', 0): -1.7272720578635903, ('1.750.0', 0): -0.63768949749293657, ('2.93-0.08', 0): -0.88267561924592219, ('2.13-0.01', 0): -1.2470205332482749, ('1.91-0.0', 2): -1.015870491768111, ('1.99-0.0', 0): -0.89969011590311032, ('1.560.0', 1): -0.45656732277118073, ('2.29-0.01', 0): -1.4705501825300704, ('2.11-0.01', 0): -1.1767629665308348, ('1.9-0.0', 2): -0.88856934372104135, ('2.44-0.04', 2): -1.5571411349174618, ('2.77-0.02', 0): -2.0500210671789016, ('2.21-0.0', 1): -0.7774595735645613, ('2.010.0', 2): -0.61995544471700403, ('1.77-0.02', 1): -0.6539328884061496, ('1.68-0.0', 0): -0.59961829786032561, ('1.53-0.0', 0): -0.39416136370570826, ('2.69-0.01', 2): -0.90451709191418905, ('1.81-0.02', 1): -0.68694546132099443, ('1.73-0.0', 0): -0.71855391947072178, ('1.01-0.0', 0): -0.026105534803786339, ('3.0-0.04', 1): 0.0, ('2.0-0.0', 1): -1.1194881239736141, ('2.18-0.03', 0): -1.2530500868613228, ('1.96-0.03', 2): -0.61423809787730188, ('1.540.0', 1): -0.48939778025987168, ('2.71-0.04', 0): -1.8252003187664545, ('2.72-0.06', 0): -1.875264848044139, ('2.56-0.06', 1): -1.2888194203500973, ('1.93-0.0', 1): -0.88201529036737769, ('1.620.01', 2): -0.22509907053441039, ('2.45-0.01', 1): -1.5528083647422313, ('2.16-0.02', 0): -1.204292044564572, ('2.22-0.04', 2): -1.0834236263227732, ('2.53-0.0', 1): -1.061193897439711, ('2.7-0.05', 2): -2.1398122809250797, ('1.52-0.01', 0): -0.46176735839527289, ('1.91-0.03', 2): -0.36777825645616158, ('1.31-0.01', 0): -0.22286911207657334, ('2.96-0.04',</text:p>
      <text:p text:style-name="P1"><text:s/>0): -0.71889828718063797, ('2.91-0.02', 0): -1.1865173311950514, ('2.69-0.0', 0): -0.38492034826587707, ('2.99-0.09', 1): 0.0, ('2.26-0.03', 2): -1.3157654755050998, ('1.6-0.01', 0): -0.53063363422165044, ('1.97-0.03', 0): -0.78015812727085698, ('2.86-0.02', 1): -1.5990459331459022, ('2.440.0', 1): -0.60211433914683821, ('2.33-0.03', 0): -1.4326906027610495, ('1.930.01', 2): -0.40534626979175359, ('1.150.0', 1): -0.11956681538831625, ('2.8-0.06', 0): -1.8797526403068305, ('3.0-0.04', 2): 0.0, ('2.93-0.01', 0): -1.9589239593953358, ('2.340.0', 1): -0.83726324320209988, ('2.97-0.08', 0): -0.22347337565194997, ('2.24-0.0', 0): -0.63126308906144302, ('2.41-0.01', 2): -1.6628765247032335, ('2.27-0.04', 1): -1.2206677698013151, ('1.71-0.02', 2): -0.56404329624561766, ('2.00.0', 1): -0.58709595021575589, ('2.21-0.01', 2): -1.3033229528218224, ('2.98-0.02', 1): 0.0, ('2.85-0.01', 1): -1.1475995634048131, ('2.39-0.03', 0): -1.5332832660696136, ('1.03-0.0', 1): -0.050305176682646773, ('2.55-0.02', 1): -1.9859952404012846, ('2.81-0.02', 0): -1.495185080380768, ('2.87-0.02', 2): -1.0325331993222, ('2.89-0.03', 1): -1.8152907345942653, ('2.36-0.0', 1): -0.65305026495772234, ('3.0-0.03', 1): 0.0, ('2.150.0', 2): -0.6439646089080231, ('2.27-0.0', 1): -0.6645060222259771, ('2.59-0.03', 2): -1.7619531468833127, ('1.840.0', 1): -0.43394565172630906, ('2.79-0.05', 0): -1.884894634630369, ('1.68-0.01', 0): -0.59185704941802908, ('1.94-0.01', 0): -0.9579139960292069, ('1.17-0.0', 0): -0.031581116989075467, ('2.38-0.05', 0): -1.1251024304845056, ('1.360.01', 1): -0.20364267132987968, ('2.44-0.0', 0): -0.97681102072568904, ('2.87-0.08', 0): -1.0052688494323179, ('2.06-0.03', 0): -1.0466240193507315, ('1.570.01', 0): -0.30966261016958718, ('1.99-0.01', 0): -0.97786487382061904, ('1.93-0.01', 0): -0.8922790113109943, ('2.91-0.05', 1): -1.3731550657531499, ('2.46-0.03', 2): -<text:soft-page-break/>1.6296275122443373, ('1.28-0.0', 0): -0.20974885252929348, ('1.71-0.0', 0): -0.64217188653135859, ('2.88-0.02', 0): -1.2241226265340712, ('2.240.01', 2): -0.40686702916449879, ('2.5-0.05', 1): -1.6181097078606033, ('1.0-0.0', 0): -0.019127256194768835, ('2.32-0.01', 2): -1.4738596916808751, ('2.61-0.01', 0): -1.2435852715491427, ('2.54-0.02', 1): -1.7092747662808279, ('2.76-0.06', 0): -2.0026951058518789, ('1.73-0.01', 0): -0.69167061448212064, ('2.22-0.0', 0): -0.87381866897699345, ('2.140.0', 2): -0.44433176721862755, ('1.770.01', 2): -0.38895497403882784, ('2.89-0.06', 2): -1.6578989288493475, ('1.61-0.0', 2): -0.55056317072166383, ('2.64-0.01', 0): -1.2969607448833627, ('2.19-0.0', 0): -0.90202511128430773, ('2.73-0.04', 0): -1.8535054454628046, ('2.24-0.04', 1): -1.1537699953811196, ('2.02-0.02', 1): -0.97152478337552262, ('2.09-0.0', 0): -1.1361685570965185, ('2.07-0.03', 0): -1.0652410813692663, ('2.220.0', 2): -0.83510511919872266, ('2.130.0', 0): -0.76261868030478952, ('2.97-0.07', 0): -0.40282298212062051, ('1.640.0', 1): -0.60728974064770469, ('2.55-0.01', 0): -1.4572524466099654, ('2.070.01', 2): -0.53813971371882163, ('2.58-0.04', 2): -1.8215737311237103, ('2.58-0.02', 0): -1.870250353658736, ('2.87-0.05', 1): -1.7508123169892822, ('1.67-0.02', 1): -0.53758986971507228, ('2.050.0', 2): -0.39321670546993759, ('1.410.0', 0): -0.28744567867314313, ('2.62-0.01', 2): -1.2576509280403858, ('1.35-0.0', 0): -0.22228021177422047, ('2.51-0.04', 1): -1.7274497237227899, ('1.36-0.0', 2): -0.29536238281670035, ('1.74-0.01', 1): -0.64822468977217629, ('1.40.0', 2): -0.34063190386177272, ('2.49-0.0', 0): -0.94055280184179435, ('1.90.0', 0): -0.40665875134205925, ('2.85-0.08', 0): -0.98537350060006712, ('2.120.01', 0): -0.53289610653099018, ('2.52-0.05', 1): -1.63069793333808, ('2.56-0.04', 1): -1.757430353042454, ('2.25-0.0', 1): -0.63350774411000454, ('2.28-0.01', 1): -1.5409886362414005, ('2.34-0.03', 1): -1.533830411101567, ('2.97-0.05', 2): -0.65831485206423201, ('2.78-0.07', 0): -1.5131330619773518, ('1.750.01', 1): -0.35985504153201703, ('1.720.01', 1): -0.34716142662777988, ('2.0-0.03', 2): -0.90620732362485978, ('2.85-0.02', 2): -1.313401513847815, ('2.83-0.03', 1): -2.017696624848047, ('2.12-0.02', 2): -1.1959630322391419, ('2.09-0.02', 1): -1.1442044915463476, ('2.82-0.03', 2): -2.1022652728602935, ('2.24-0.03', 1): -1.3342173060046112, ('1.970.01', 2): -0.58257318801815139, ('3.0-0.05', 2): 0.0, ('2.66-0.04', 0): -1.8201298929959446, ('2.65-0.06', 0): -1.7094263921330173, ('2.47-0.04', 2): -1.6114435191331307, ('2.69-0.07', 0): -0.66300862430273899, ('1.810.01', 0): -0.37603153718918841, ('1.49-0.01', 1): -0.42120691074783395, ('1.57-0.0', 2): -0.52578903081666462, ('1.610.01', 1): -0.39550669705739316, ('1.940.0', 1): -0.58088752569358248, ('2.35-0.05', 0): -0.48418945446891032, ('1.91-0.02', 1): -0.87307228106040535, ('1.580.01', 2): -0.37115783819368431, ('2.75-0.04', 1): -1.7969460035843616, ('2.140.01', 0): -0.38277015713445561, ('1.04-0.0', 1): -0.052016891201337734, ('1.580.0', 2): -0.53156866144627901, ('2.94-0.07', 2): -0.95280852842597064, ('2.7-0.07', 1): -1.1098931883558738, ('2.87-0.01', 2): -0.93178534801375479, ('2.2-0.02', 0): -1.1941569311961093, ('1.02-0.0', 1): -0.035005739728174612, ('2.44-0.05', 2): -1.519136922442839, ('2.89-0.03', 2): -1.6141642671228382, ('1.96-0.02', 0): -0.9070699688686048, ('1.97-0.03', 1): -0.84628890592311179, ('2.38-0.0', 2): -0.82203589352216255, ('2.460.0', 0): -0.65023211528334612, ('2.84-0.03', 0): -1.652892729391978, ('2.95-0.04', 0): -0.84928921311416561, ('2.73-0.0', 2): -0.73379747387408623, ('1.62-0.01', 0): -0.50255646319676373, ('2.91-0.01', 0): -0.97892209130439345, ('2.67-0.04', 0): -1.8159170059829226, ('2.83-0.04', 1): -1.7583229760536352, ('1.610.0', 0): -0.57597086122334173, ('1.64-0.0', 0): -0.58504870171335954, ('2.16-0.03', 2): -1.2363986999174823, ('2.88-0.06', 1): -<text:soft-page-break/>1.7737355238604089, ('2.5-0.01', 0): -1.6600425946244932, ('2.61-0.05', 1): -1.8715996549528631, ('1.910.01', 1): -0.58364904099070913, ('2.54-0.06', 0): -1.1555262298162341, ('2.53-0.04', 2): -1.7343286072495738, ('2.13-0.03', 0): -1.1773722096150043, ('2.76-0.01', 2): -1.2625040719801115, ('2.23-0.02', 0): -1.2122375128556278, ('1.85-0.01', 2): -0.82486347458233777, ('2.29-0.03', 0): -1.3577378515519642, ('1.87-0.0', 1): -0.85791494282793967, ('2.01-0.03', 1): -0.93976945799882239, ('2.38-0.0', 0): -0.80750589764501113, ('2.65-0.0', 0): -0.8941558127356265, ('2.09-0.01', 2): -1.2484825642521351, ('2.59-0.04', 2): -1.7952513127611667, ('2.26-0.0', 2): -0.51605257399843474, ('2.71-0.06', 0): -1.879210638694756, ('2.1-0.0', 0): -1.0981951396306391, ('1.750.01', 2): -0.36259006806181454, ('1.460.01', 2): -0.25090484122491352, ('2.37-0.04', 0): -1.5007060375249917, ('2.3-0.01', 2): -1.5776925654261125, ('2.79-0.02', 0): -1.6408401040789702, ('2.450.0', 1): -0.75266533057588447, ('2.34-0.05', 0): -0.79609446499378922, ('1.30.01', 2): -0.14249638510428406, ('2.190.01', 2): -0.4918687838477761, ('2.02-0.0', 2): -0.94478663252900041, ('1.32-0.0', 1): -0.1936718022428823, ('1.13-0.0', 2): -0.085604428947667621, ('1.97-0.01', 0): -1.0137220783123977, ('2.52-0.01', 2): -1.4695332888846546, ('2.510.0', 1): -0.59093251225547916, ('2.99-0.02', 0): 0.0, ('2.72-0.02', 2): -1.9364499508909001, ('2.93-0.03', 0): -1.2796122342813263, ('1.320.0', 1): -0.12119826692910805, ('1.7-0.02', 2): -0.59840106352026456, ('2.78-0.03', 1): -1.8771393011289834, ('2.27-0.02', 1): -1.3948235496886248, ('2.420.0', 0): -0.67522699493604266, ('2.58-0.06', 1): -1.4994122664842853, ('2.83-0.07', 2): -1.7458897035634622, ('2.37-0.0', 0): -0.85645151859761404, ('3.0-0.01', 1): 0.0, ('2.94-0.01', 2): -0.85552388700648141, ('2.98-0.02', 0): 0.0, ('1.6-0.0', 2): -0.56472645454084047, ('2.6-0.05', 0): -1.7784191619262624, ('1.510.01', 1): -0.30627416024614362, ('1.21-0.0', 1): -0.17307084264071554, ('1.61-0.01', 2): -0.49393208893008556, ('1.650.0', 2): -0.55112806768389377, ('1.940.0', 0): -0.56479194628150364, ('1.34-0.0', 0): -0.26647023662294334, ('2.550.0', 1): -0.61657933470974291, ('2.2-0.04', 1): -0.97680167108921323, ('1.76-0.02', 2): -0.68186132027230828, ('2.52-0.04', 2): -1.8368494991425774, ('2.38-0.03', 0): -1.4708227715288591, ('1.63-0.0', 0): -0.61722102390993694, ('2.1-0.03', 0): -1.1141759540503067, ('2.06-0.01', 0): -1.1633248018549474, ('1.33-0.01', 0): -0.22452398198198292, ('2.96-0.03', 2): -0.68638204103737621, ('1.98-0.01', 2): -0.99906490958986471, ('2.41-0.0', 0): -0.87001428534212921, ('2.74-0.02', 0): -2.2351463366972779, ('2.68-0.06', 0): -1.7569689070313232, ('2.0-0.02', 1): -1.0126248327660721, ('2.86-0.07', 1): -1.7118662576183494, ('2.83-0.02', 2): -1.74862555665835, ('2.42-0.0', 0): -0.69706652520853951, ('2.61-0.03', 0): -1.9890891980859133, ('2.74-0.0', 2): -0.69609474056125142, ('2.95-0.08', 1): -0.68693589563389057, ('2.35-0.04', 1): -1.421446428432164, ('1.740.01', 0): -0.33355251288602172, ('2.05-0.02', 1): -1.0212121528832376, ('2.39-0.04', 2): -1.5085199069032478, ('2.87-0.02', 1): -0.92560363501766718, ('1.66-0.02', 2): -0.28237189010709757, ('2.74-0.07', 0): -1.6232455107443917, ('2.3-0.0', 2): -0.72147098454856806, ('2.73-0.02', 0): -2.1550921604500584, ('1.59-0.0', 1): -0.45121530263328125, ('2.25-0.04', 2): -1.2470540349481762, ('1.510.0', 1): -0.505998489183625, ('2.27-0.01', 2): -1.5612184632528454, ('1.89-0.0', 2): -0.90536605208470566, ('1.37-0.01', 0): -0.2769551127322547, ('2.97-0.09', 0): 0.0, ('1.630.0', 0): -0.56886019214684436, ('2.63-0.05', 0): -1.8281124529760289, ('2.54-0.0', 2): -0.79213184997430242, ('1.25-0.0', 0): -0.17286864044443556, ('2.42-0.01', 1): -1.7123393917072163, ('2.17-0.0', 0): -0.84872745250258952, ('2.87-0.07', 1): -1.6601403670466166, ('1.780.0', 1): -0.51943465922200316, ('2.18-0.01', 1): -1.4448231142231311, ('1.96-0.01', 1): -0.96382238541363452, ('1.35-0.01', 1): -<text:soft-page-break/>0.19620340580324466, ('2.71-0.02', 1): -2.1354141395697219, ('2.36-0.01', 0): -1.4715632115402002, ('2.51-0.02', 1): -1.66590105588332,</text:p>
      <text:p text:style-name="P1"><text:s/>('2.88-0.07', 2): -1.5305868429040002, ('2.27-0.0', 2): -0.66520528944905966, ('2.52-0.0', 2): -0.93092920631125309, ('2.89-0.08', 0): -1.2239119480362748, ('2.56-0.02', 1): -1.8741323371691825, ('1.15-0.0', 1): -0.102567615048403, ('1.950.01', 1): -0.52612383831826404, ('1.00.0', 0): -0.025411535127147514, ('2.34-0.01', 1): -1.5420547515289034, ('1.80.01', 2): -0.42224502242096895, ('1.530.0', 1): -0.43071574260547385, ('2.78-0.05', 0): -1.9832122387093516, ('1.58-0.0', 1): -0.50867910444826081, ('1.440.0', 0): -0.32598518995809161, ('2.86-0.04', 2): -1.6947341785986376, ('2.89-0.02', 2): -1.3563374387991731, ('2.64-0.06', 2): -1.7092696758887977, ('2.24-0.01', 1): -1.3469168283574247, ('1.10.0', 2): -0.077051251152388839, ('1.120.0', 2): -0.096717493371887522, ('2.4-0.05', 1): -1.3752492100156442, ('2.66-0.06', 0): -1.6659554890691313, ('2.05-0.01', 2): -1.0911568625912038, ('1.240.0', 0): -0.18965609344467718, ('2.16-0.02', 2): -1.2047329627610406, ('2.470.0', 1): -0.69304406216726233, ('2.20.0', 0): -0.50521581104980917, ('2.92-0.07', 2): -1.1581253355024519, ('2.97-0.08', 2): -0.37864547311467489, ('1.470.0', 2): -0.35807565430144583, ('1.54-0.0', 1): -0.47852423224233792, ('2.53-0.05', 2): -1.6889301436210282, ('1.83-0.01', 0): -0.74538982841935431, ('1.4-0.01', 1): -0.32248899893694805, ('2.75-0.06', 1): -1.9288224656525457, ('2.62-0.0', 2): -0.93356495277852114, ('2.85-0.07', 2): -1.6114256579750739, ('2.86-0.01', 2): -1.4066761076798642, ('1.78-0.0', 0): -0.76478006621414163, ('1.64-0.02', 0): -0.36183357242794634, ('2.82-0.06', 2): -1.8679441173995606, ('2.99-0.09', 2): 0.0, ('1.550.0', 1): -0.48722820249786958, ('2.5-0.03', 0): -1.5767449906429216, ('1.93-0.03', 1): -0.31864102517796183, ('2.91-0.07', 0): -1.3354938540165855, ('1.96-0.02', 2): -0.89653460657737605, ('2.68-0.02', 1): -2.1873957920279938, ('1.87-0.02', 2): -0.80839517668424299, ('2.47-0.01', 2): -1.6631293281237229, ('2.83-0.06', 1): -1.9055137141106095, ('2.82-0.08', 0): -0.41561294203481769, ('2.9-0.03', 0): -1.5880589357708506, ('2.59-0.01', 2): -1.4598336208540008, ('1.92-0.02', 0): -0.87807944041904995, ('2.56-0.01', 2): -1.4907398921820132, ('2.65-0.01', 2): -1.3246014293879933, ('1.4-0.0', 1): -0.32366139488244544, ('2.04-0.01', 2): -1.1122794301033114, ('2.55-0.03', 1): -1.7359937917953125, ('2.26-0.02', 2): -1.239305188769247, ('2.01-0.01', 1): -1.0528203200098956, ('2.77-0.06', 0): -1.9876225422506899, ('1.24-0.0', 1): -0.17393792534815555, ('1.670.01', 1): -0.45395324329449943, ('2.73-0.06', 1): -1.8916655439597536, ('1.390.0', 2): -0.34440147645466329, ('1.86-0.01', 2): -0.79104925458408393, ('2.150.01', 0): -0.54849395719244232, ('2.71-0.05', 1): -1.9337743934351579, ('3.0-0.08', 1): 0.0, ('1.99-0.01', 1): -1.0220496885158499, ('2.42-0.05', 2): -1.2633701956434007, ('2.07-0.01', 1): -1.1405818359038034, ('1.44-0.0', 1): -0.29741181868198996, ('2.060.0', 2): -0.64513252675977306, ('1.190.0', 0): -0.14132678757279235, ('1.7-0.02', 1): -0.56501569766221926, ('1.880.01', 2): -0.5791272934035786, ('2.37-0.02', 0): -1.608593112438415, ('1.72-0.01', 0): -0.65132660211176197, ('2.87-0.03', 2): -1.7812605677366933, ('1.910.0', 0): -0.63922087507379799, ('1.69-0.0', 0): -0.69209978150282569, ('2.45-0.0', 2): -0.70681923159850069, ('2.75-0.02', 1): -1.770468581847805, ('2.66-0.02', 1): -1.8932265949800933, ('2.67-0.03', 2): -2.0722212661230359, ('1.59-0.01', 0): -0.47908554813547843, ('2.96-0.08', 0): -0.5603060534087948, ('1.670.0', 1): -0.65198967848783151, ('2.07-0.0', 0): -1.1157424555665876, ('1.450.01', 1): -0.2659154739272318, ('2.81-0.05', 2): -1.8709649110248026, ('2.030.01', 2): -0.5121050522185161, ('1.210.0', 1): -0.17170546139923598, ('1.430.0', 2): -0.36013084537131496, ('2.56-0.06', 0): -1.2746065751595936, ('1.38-0.01', 2): -<text:soft-page-break/>0.26173469726982762, ('2.28-0.03', 0): -1.3973109526169745, ('2.8-0.02', 0): -1.8942782205522866, ('2.13-0.04', 2): -0.49000609269418693, ('1.410.0', 2): -0.28334550895640676, ('2.02-0.01', 2): -1.0477993245021229, ('1.5-0.0', 2): -0.38189622560971648, ('2.96-0.02', 2): -0.74882952169605765, ('1.89-0.02', 0): -0.85297844564428771, ('2.00.01', 0): -0.56162281344726095, ('2.35-0.0', 2): -0.55746514104077938, ('1.60.0', 0): -0.5511794637291243, ('3.0-0.07', 1): 0.0, ('1.130.0', 0): -0.097317495450190888, ('1.330.01', 0): -0.17996618875728043, ('2.71-0.03', 2): -2.0029288958357538, ('2.080.0', 1): -0.40647485266151023, ('2.69-0.05', 1): -1.9069935927311932, ('2.9-0.01', 0): -0.85133056231372295, ('2.39-0.05', 2): -0.97100804921808148, ('1.11-0.0', 0): -0.0060878177912397496, ('2.38-0.01', 0): -1.6121326318280247, ('2.1-0.01', 0): -1.2353002039661496, ('1.330.0', 2): -0.28093356153669768, ('2.36-0.02', 0): -1.598576424701208, ('2.32-0.0', 2): -0.42097882310944246, ('2.7-0.02', 1): -1.9348095816917044, ('2.68-0.04', 0): -1.8489596915990076, ('2.41-0.03', 0): -1.5024286789648609, ('2.86-0.05', 1): -1.7229737378531784, ('1.220.0', 2): -0.16938684966242462, ('1.860.01', 0): -0.45509371234004725, ('2.93-0.04', 2): -1.1485496460692362, ('2.55-0.05', 1): -1.7654318309691486, ('1.27-0.0', 2): -0.21973699548135767, ('2.57-0.01', 0): -1.0592837950129081, ('2.95-0.06', 1): -0.74626467161393861, ('1.180.0', 1): -0.13849540412959774, ('2.7-0.01', 1): -1.2196851536140654, ('2.020.0', 2): -0.41231138556553276, ('1.75-0.01', 0): -0.68103882481394939, ('2.03-0.02', 0): -1.0652975996219203, ('1.970.0', 2): -0.60840085623336393, ('1.73-0.01', 1): -0.64895728816052511, ('1.98-0.0', 2): -0.99927156382463855, ('2.11-0.0', 1): -0.90123543385779636, ('1.280.0', 0): -0.21897517902761829, ('1.750.0', 1): -0.60976865158964211, ('1.41-0.01', 1): -0.26525970577715602, ('1.99-0.0', 1): -0.9290425146906669, ('2.75-0.07', 2): -1.3985252688997845, ('2.5-0.02', 1): -1.79037346770779, ('1.560.0', 0): -0.45390500028715514, ('1.32-0.01', 1): -0.091817166897558422, ('2.29-0.01', 1): -1.4613779711166319, ('1.250.0', 1): -0.19018476881407928, ('1.330.01', 1): -0.17867864968526492, ('2.66-0.03', 2): -1.753800606890906, ('2.77-0.02', 1): -2.0735644959488972, ('2.33-0.03', 1): -1.4701490933897807, ('1.77-0.02', 0): -0.69449124136870533, ('2.63-0.03', 0): -1.760911159318481, ('1.68-0.0', 1): -0.5967821326803715, ('1.53-0.0', 1): -0.41800264547787452, ('1.390.01', 2): -0.22853131870488572, ('1.73-0.0', 1): -0.71921318414113655, ('2.94-0.06', 0): -0.96079846412497871, ('2.33-0.0', 1): -0.68202345344554494, ('2.18-0.03', 1): -1.2381419407479037, ('1.96-0.03', 1): -0.59680028203478741, ('1.69-0.02', 2): -0.47403095443318766, ('2.49-0.05', 1): -1.5923742175316846, ('2.71-0.04', 1): -1.8169663124365134, ('2.36-0.03', 0): -1.5063172540787901, ('2.250.01', 1): -0.34849251683245586, ('2.85-0.01', 0): -1.1629338063756514, ('1.93-0.0', 2): -0.90329069792463401, ('2.97-0.01', 2): -0.56180278481149237, ('2.37-0.01', 1): -1.6602000289743544, ('2.61-0.06', 2): -1.6794169731387056, ('2.45-0.01', 2): -1.608343821800301, ('2.92-0.06', 2): -1.3474101566740024, ('2.190.0', 1): -0.82433974141753907, ('2.55-0.0', 0): -1.0020566261296697, ('2.53-0.0', 0): -1.04247288812401, ('2.25-0.01', 2): -1.5059054028622283, ('1.29-0.0', 0): -0.18872525142189131, ('2.230.0', 2): -0.54953973649757626, ('1.31-0.01', 1): -0.21836966220659487, ('2.58-0.03', 2): -1.8268791054639772, ('2.69-0.0', 1): -0.79302254017700957, ('2.26-0.03', 1): -1.3117165538404925, ('2.85-0.06', 2): -1.9089513141320371, ('1.150.0', 2): -0.12087981374303884, ('2.82-0.07', 2): -1.661131545818225, ('2.29-0.0', 2): -0.41168029876492818, ('1.960.01', 0): -0.40234936665026622, ('1.3-0.01', 2): -0.20022675726546935, ('3.0-0.09', 2): 0.0, ('2.84-0.08', 0): -0.71001860135754413, ('2.27-0.04', 0): -1.2444819668007678, ('1.95-0.03', 2): -0.80294630232726849, ('2.00.0', 2): -<text:soft-page-break/>0.60662961503067736, ('2.110.0', 1): -0.42860089872298257, ('2.68-0.07', 2): -1.3493442323586655, ('2.01-0.0', 1): -1.0668130399506861, ('2.19-0.02', 1): -1.2302320279274002, ('2.69-0.03', 0): -1.8012113146103197, ('2.03-0.0', 0): -1.1270728139917969, ('2.48-0.02', 0): -1.616747990941134, ('1.03-0.0', 0): -0.038093394213711412, ('2.58-0.01', 0): -1.3770275882359573, ('2.43-0.05', 2): -1.3315919010432733, ('2.030.01', 0): -0.51339414672809014, ('2.4-0.05', 0): -1.2753425951890203, ('2.240.0', 1): -0.73464910096576486, ('3.0-0.03', 0): 0.0, ('2.57-0.03', 1): -1.7128845614946486, ('2.260.01', 2): -0.34400569504605816, ('2.18-0.04', 1): -0.83118187745330929, ('2.140.0', 1): -0.41940676470808047, ('2.62-0.04', 0): -1.838662540308343, ('2.35-0.01', 2): -1.5655872661660155, ('2.86-0.08', 1): -0.98892725228751222, ('2.98-0.08', 2): 0.0, ('1.78-0.02', 0): -0.64892145542724566, ('1.68-0.01', 1): -0.56509611814668137, ('2.08-0.01', 2): -1.1530543499795447, ('2.44-0.01', 2): -1.7447223133570879, ('2.52-0.06', 1): -0.80556585865966424, ('2.38-0.05', 1): -1.1102998142455025, ('1.360.01', 0): -0.20513402986325296, ('2.9-0.01', 2): -0.79560812510387147, ('2.530.0', 2): -0.61821855531860892, ('2.84-0.07', 0): -1.671550829853049, ('2.08-0.02', 0): -1.0426066163834395, ('2.72-0.01', 1): -0.96025122373916916, ('2.63-0.04', 1): -1.7642610844493485, ('1.98-0.03', 1): -0.83332424627387103, ('1.93-0.01', 1): -0.88944121406442567, ('2.91-0.05', 0): -1.3796455556750282, ('1.28-0.0', 1): -0.19752564015160273, ('1.71-0.0', 1): -0.63858611090885864, ('2.160.0', 0): -0.80109355735550469, ('2.380.0', 2): -0.72199744254707188, ('2.88-0.02', 1): -1.3663502483063414, ('2.070.01', 1): -0.53882535908748252, ('2.5-0.05', 0): -1.6008256981539302, ('2.5-0.0', 1): -1.0516903444055725, ('2.61-0.01', 1): -1.280169654852964, ('2.54-0.02', 0): -1.8115607675345549, ('2.55-0.0', 1): -1.0191670126534169, ('1.52-0.0', 0): -0.42562588435060772, ('2.33-0.05', 1): -0.40260486955932773, ('1.690.0', 0): -0.63924172448158556, ('2.440.0', 2): -0.62592733921653454, ('2.67-0.02', 2): -2.1447143705312528, ('1.890.01', 2): -0.47255156178491597, ('2.77-0.04', 0): -1.7847544188064648, ('2.67-0.0', 2): -0.81620903491137453,</text:p>
      <text:p text:style-name="P1"><text:s/>('2.22-0.0', 1): -0.8622877097555498, ('1.520.01', 1): -0.30708622662728352, ('2.73-0.04', 1): -1.8808293347074148, ('2.24-0.04', 2): -1.1743962766181211, ('1.750.01', 0): -0.36757268649983088, ('2.09-0.0', 1): -1.0708293407644485, ('1.720.01', 2): -0.34949329170245175, ('2.07-0.03', 1): -1.0643884116582971, ('2.220.0', 1): -0.82182568562146174, ('2.480.0', 1): -0.66845403430749206, ('2.21-0.04', 2): -1.0619887631237415, ('2.33-0.02', 0): -1.5199913467400004, ('1.640.0', 2): -0.61374012076963469, ('2.76-0.07', 0): -1.6216915381194041, ('2.42-0.03', 0): -1.5424587277634603, ('2.61-0.0', 2): -0.88206650293115341, ('2.71-0.0', 0): -0.76169043751580456, ('2.6-0.03', 2): -1.7680599604945324, ('2.220.01', 1): -0.47029182251647006, ('2.51-0.04', 2): -1.67598751374302, ('1.74-0.01', 0): -0.63199960069687378, ('1.40.0', 1): -0.3373835134201692, ('2.88-0.05', 1): -1.5373729256292625, ('1.90.0', 1): -0.41231360029546427, ('2.52-0.05', 2): -1.6287454051296721, ('2.56-0.04', 0): -1.7580066732020119, ('2.99-0.06', 0): 0.0, ('2.28-0.01', 0): -1.4508498823074754, ('2.35-0.05', 1): -0.49815483904944391, ('2.070.0', 0): -0.65581299056596565, ('2.78-0.07', 1): -1.5275512308240884, ('2.11-0.02', 2): -1.0856389129663289, ('1.02-0.0', 0): -0.047707608638850263, ('2.19-0.04', 0): -1.1244963209495473, ('1.850.0', 2): -0.67351232106572345, ('2.83-0.03', 2): -2.0331845891829126, ('2.09-0.02', 0): -1.1412231815435416, ('2.38-0.0', 1): -0.88014992194635622, ('2.460.0', 1): -0.65033466069307133, ('2.24-0.03', 0): -1.3608346146681631, ('2.57-0.05', 2): -1.6703859223221462, ('2.93-0.05', 2): -1.1613015534651225, ('3.0-0.05', 1): 0.0, ('2.94-0.05', 2): -1.0629645246487618, ('2.18-0.02', 2): -1.2591343950033171, ('2.6-0.01', 0): -0.94196822836621708, ('2.20.01', 1): -<text:soft-page-break/>0.29730072939203867, ('2.66-0.04', 1): -1.8561317534799571, ('2.72-0.05', 2): -1.9545512842943082, ('2.51-0.01', 2): -1.3408949222423705, ('2.74-0.04', 0): -1.7645252889250738, ('2.69-0.07', 1): -1.0530175558765835, ('1.49-0.01', 0): -0.36483285232042251, ('2.72-0.07', 1): -1.0169950552104088, ('2.3-0.04', 0): -1.2925261043115768, ('1.610.01', 0): -0.40125223302202218, ('2.390.0', 2): -0.66999992157777988, ('2.440.0', 0): -0.62153889775664528, ('1.9-0.0', 0): -0.88879613769687094, ('1.91-0.02', 0): -0.88387409515902049, ('1.580.01', 1): -0.37181854781916657, ('2.96-0.07', 2): -0.79599201296822653, ('2.140.01', 1): -0.33386256765726996, ('2.490.0', 0): -0.56359676533334391, ('2.79-0.01', 2): -1.2634510953872307, ('2.41-0.01', 0): -1.6420600618607297, ('2.86-0.03', 1): -1.9566989079845882, ('2.52-0.02', 0): -1.8241686484612705, ('2.240.01', 1): -0.52999420914751127, ('1.31-0.0', 1): -0.23973980890916896, ('2.06-0.0', 2): -1.1512474842539802, ('2.8-0.05', 2): -1.9656409242540156, ('2.180.01', 0): -0.5416070277545606, ('2.95-0.01', 1): -0.74856345082022768, ('2.95-0.04', 1): -0.77086634938465803, ('1.530.01', 1): -0.16941182768769428, ('1.62-0.01', 1): -0.50573131044099395, ('2.4-0.0', 0): -0.88009322878693941, ('1.85-0.0', 2): -0.93577031851807735, ('2.83-0.04', 0): -1.7544747616945537, ('1.64-0.0', 1): -0.58300129116424071, ('2.88-0.06', 2): -1.587866449227155, ('1.910.01', 2): -0.5799961841175626, ('2.17-0.01', 2): -1.3002312847832111, ('2.59-0.04', 0): -1.7874891533346111, ('1.46-0.0', 0): -0.37577235180931406, ('2.29-0.03', 1): -1.348890654863995, ('1.54-0.01', 1): -0.46784345941146793, ('1.72-0.0', 0): -0.72111359341923886, ('2.38-0.04', 2): -1.4896391869125363, ('2.65-0.0', 1): -0.88286837214217873, ('2.63-0.01', 0): -1.0132274942132999, ('2.26-0.0', 1): -0.48957541173235136, ('2.58-0.06', 2): -1.5132254740264504, ('1.95-0.01', 2): -0.92504432764380007, ('2.68-0.01', 2): -1.3689335718383318, ('2.71-0.06', 1): -1.8715906470927142, ('2.36-0.05', 0): -0.53391483754614999, ('1.88-0.02', 2): -0.83042840514823957, ('2.88-0.03', 2): -1.8766340273475244, ('2.01-0.0', 0): -1.0545212532314674, ('1.16-0.0', 2): -0.10825944514578825, ('2.49-0.03', 0): -1.61195243720307, ('2.43-0.04', 2): -1.6891935853518882, ('2.76-0.05', 2): -2.0250706290055485, ('2.19-0.02', 0): -1.2463023350401887, ('2.34-0.05', 1): -0.80641566926481123, ('2.190.01', 1): -0.50728024321656884, ('3.0-0.06', 2): 0.0, ('1.32-0.0', 0): -0.22686329449093956, ('1.97-0.01', 1): -1.0163828625200699, ('1.8-0.01', 2): -0.72141139588569991, ('2.64-0.02', 2): -1.880821519143693, ('2.350.0', 2): -0.71993303754105686, ('2.99-0.02', 1): 0.0, ('2.73-0.05', 2): -2.1364043891544018, ('1.760.01', 0): -0.51272763428158852, ('2.520.0', 0): -0.55664348909405326, ('1.790.01', 2): -0.53357631341986878, ('1.320.0', 0): -0.12502529594314693, ('2.02-0.03', 1): -0.9266589518206696, ('2.27-0.02', 0): -1.4000681936921819, ('2.07-0.02', 2): -1.0812785980372315, ('2.95-0.01', 2): -0.82009088776786854, ('2.97-0.04', 2): -0.74417683476715069, ('2.48-0.04', 0): -1.6358164473272419, ('2.55-0.02', 2): -1.9847040369414213, ('2.14-0.01', 0): -1.2313394659006496, ('2.92-0.03', 2): -1.4334875993776501, ('2.66-0.05', 0): -1.8157500934779407, ('1.63-0.01', 1): -0.56430453904055555, ('3.0-0.01', 0): 0.0, ('2.65-0.05', 0): -1.8840178673151617, ('2.230.01', 0): -0.27623870644692933, ('2.31-0.02', 0): -1.4429329740384791, ('2.6-0.05', 1): -1.7185991347660843, ('1.810.0', 1): -0.51777465945543233, ('2.71-0.01', 1): -1.4577018454559381, ('1.21-0.0', 0): -0.15131906779826379, ('1.61-0.01', 1): -0.56219124479640803, ('2.550.0', 0): -0.57485985195757305, ('2.2-0.04', 0): -0.96992800184811767, ('1.850.01', 1): -0.56290342713828989, ('2.52-0.04', 1): -1.8713676718059546, ('2.45-0.04', 0): -1.5627599598602404, ('2.130.01', 1): -0.52805656926429867, ('1.340.0', 0): -0.28679094644229841, ('2.34-0.02', 1): -1.5288518861277205, ('1.42-0.01', 0): -0.34125985658949609, ('2.15-0.04', 2): -<text:soft-page-break/>0.46459954171009127, ('1.99-0.03', 1): -0.80192241844188861, ('1.98-0.01', 1): -1.0081607634186822, ('2.41-0.0', 1): -0.84104125877667191, ('2.68-0.06', 1): -1.773521629479776, ('2.43-0.0', 0): -0.90993327322526563, ('2.0-0.02', 0): -1.0188273717740115, ('2.86-0.07', 0): -1.7621769556769193, ('2.89-0.07', 0): -1.6627045049145504, ('1.17-0.0', 1): -0.034633369608775146, ('2.030.0', 0): -0.62200565753482451, ('2.36-0.05', 1): -0.56563796171599157, ('2.61-0.03', 1): -1.9498159456298179, ('1.86-0.0', 2): -0.84752551443851631, ('2.95-0.08', 2): -0.75987382498902811, ('2.23-0.04', 0): -1.1587287412455984, ('2.65-0.05', 2): -1.8372640947909071, ('2.98-0.05', 2): 0.0, ('2.05-0.02', 0): -1.0112900929366273, ('1.06-0.0', 0): -0.060433413852181095, ('2.3-0.0', 1): -0.67919359220678455, ('2.73-0.02', 1): -2.1190883677147418, ('2.4-0.05', 2): -1.373575601798982, ('2.87-0.04', 1): -1.5386067080655266, ('2.18-0.0', 2): -0.76748751823712158, ('2.75-0.05', 1): -1.9853338998453789, ('1.510.0', 2): -0.45953158722441367, ('2.5-0.06', 2): -0.25336035830258369, ('2.11-0.03', 2): -1.0884289470186781, ('1.89-0.0', 1): -0.89170286969836132, ('2.93-0.04', 0): -1.1772671244083126, ('1.37-0.01', 1): -0.27979404019930193, ('2.37-0.04', 2): -1.5017881455002067, ('2.63-0.05', 1): -1.7657376942013197, ('2.68-0.0', 1): -0.9045321574171763, ('2.17-0.04', 0): -0.68638011808644794, ('2.42-0.01', 0): -1.6959203654923842, ('2.95-0.05', 2): -0.74240976624167587, ('2.87-0.07', 2): -1.7336576131541777, ('1.780.0', 0): -0.53781966459472152, ('1.980.01', 1): -0.51320331748489723, ('1.56-0.01', 2): -0.44942106108749974, ('2.91-0.02', 2): -1.1952222910809038, ('1.96-0.01', 0): -0.92834539480719003, ('1.35-0.01', 2): -0.19332292908760951, ('2.72-0.01', 2): -0.96731434711277009, ('2.71-0.02', 2): -2.0143811754819789, ('2.36-0.01', 1): -1.6566571960778784, ('1.840.01', 2): -0.37403714800406362, ('1.42-0.0', 0): -0.34865845021551983, ('2.88-0.07', 1): -1.5208021249553485, ('2.9-0.06', 2): -1.5966808001902391, ('2.61-0.04', 1): -1.8483982885726082, ('2.56-0.02', 0): -1.9036773451111244, ('2.99-0.04', 0): 0.0, ('1.950.01', 2): -0.51492196801929091, ('2.22-0.02', 0): -1.2559415217462886, ('2.57-0.0', 2): -0.75957976719355769, ('2.34-0.01', 2): -1.6373074704199939, ('2.78-0.05', 1): -2.0037067426645461, ('1.540.0', 2): -0.54502698619541257, ('1.480.01', 2): -0.29155242997856512, ('2.29-0.02', 2): -1.2524834113055383, ('1.820.0', 0): -0.69213904154912254, ('2.26-0.01', 0): -1.413798270610799, ('1.22-0.0', 1): -0.1509733180956559, ('1.440.0', 1): -0.32470395677494129, ('2.01-0.02', 1): -1.00845898924941, ('2.77-0.01', 2): -1.5347119443809243, ('2.34-0.05', 2): -0.78115192904091346, ('1.860.0', 0): -0.67157701012741888, ('2.24-0.01', 0): -1.4925149990375854, ('2.5-0.03', 1): -1.6016381655016971, ('1.760.0', 1): -0.73899537261295134, ('1.120.0', 1): -0.090999756668889972, ('2.91-0.02', 1): -1.2728692619634467, ('1.95-0.0', 2): -0.98187670609843403, ('2.66-0.06', 1): -1.6809521854749538, ('2.69-0.01', 1): -0.97517819168353692, ('1.240.0', 1): -0.19820662534501998, ('2.39-0.01', 2): -1.659726394933305, ('2.37-0.05', 2): -1.1803595561639177, ('2.470.0', 2): -0.68982592662137554, ('2.20.0', 1): -0.55403921468109307, ('1.54-0.0', 0): -0.46886129749826266, ('2.34-0.04', 2): -1.4390940007692641, ('2.7-0.04', 0): -1.8453164854686162, ('2.160.01', 1): -0.83429389771343032, ('1.4-0.01', 0): -0.32576509846413781, ('2.75-0.06', 2): -1.8652298470657747, ('1.62-0.0', 0): -0.5147462789283227, ('2.62-0.0', 1): -0.95727252659016349, ('2.84-0.07', 1): -1.6976665620242419, ('1.94-0.03', 2): -0.68707793141312212, ('2.57-0.04', 0): -1.7669204521906461, ('1.550.0', 2): -0.49330902355644607, ('2.95-0.02', 1): -0.69442696102392842, ('2.78-0.02', 1): -1.6668848875512194, ('2.74-0.06', 2): -1.9728797725984257, ('1.490.0', 2): -0.42313118506220987, ('2.83-0.06', 0): -1.9049516819998649, ('2.120.0', 0): -0.63942071943927603, ('2.82-0.08', 1): -<text:soft-page-break/>0.38242773349976966, ('2.81-0.03', 2): -1.9715938247976221, ('1.92-0.02', 1): -0.89348064477021172, ('1.99-0.03', 2): -0.79859189932725383, ('1.95-0.02', 0): -0.93678195505715589, ('2.76-0.04', 2): -1.8851008705126806, ('2.78-0.01', 1): -0.97615815860109256,</text:p>
      <text:p text:style-name="P1"><text:s/>('2.6-0.04', 2): -1.8055435859853197, ('2.66-0.01', 1): -0.93610659232313886, ('2.75-0.03', 2): -1.9321562588059764, ('2.59-0.02', 0): -1.9594125930233866, ('1.4-0.0', 0): -0.29208730521896437, ('2.79-0.04', 2): -1.9292132033276661, ('1.68-0.02', 2): -0.35915801609999404, ('1.560.0', 2): -0.46005924353468741, ('2.01-0.01', 2): -1.0430086182959306, ('2.77-0.06', 1): -1.9863563341802344, ('2.040.01', 0): -0.5071694257119993, ('2.64-0.03', 2): -2.0327339853295259, ('2.010.01', 2): -0.48842958791181368, ('2.06-0.02', 2): -1.1071523885134416, ('1.99-0.02', 2): -0.93659294236884394, ('3.0-0.08', 2): 0.0, ('1.90.01', 2): -0.39210831027989229, ('2.46-0.02', 0): -1.8247904903701604, ('1.44-0.0', 2): -0.34606135104723496, ('1.190.0', 1): -0.14342915234264011, ('1.7-0.02', 0): -0.59783481613113021, ('1.84-0.01', 0): -0.78031426728289544, ('2.81-0.06', 2): -1.9362424763292385, ('2.37-0.02', 1): -1.6073645588857306, ('2.49-0.01', 0): -1.6162512401196629, ('2.61-0.02', 2): -2.0592688186571984, ('2.92-0.02', 2): -1.1893721603464531, ('1.660.0', 2): -0.62065553007921537, ('2.17-0.04', 2): -0.60634742651226736, ('1.910.0', 1): -0.67607758872131496, ('2.65-0.01', 1): -1.3597718720717411, ('2.330.0', 0): -0.69640646481326995, ('1.790.0', 0): -0.73387436927681637, ('1.59-0.01', 1): -0.46386039784179373, ('1.65-0.0', 1): -0.56883441801685763, ('2.16-0.0', 1): -1.019642702386762, ('2.07-0.0', 1): -1.1080122193553121, ('2.9-0.01', 1): -0.84712435164319166, ('1.450.01', 0): -0.26769100624864944, ('1.210.0', 0): -0.16435165684162964, ('1.43-0.01', 0): -0.36028794540090514, ('1.75-0.0', 0): -0.73885905676756536, ('2.93-0.08', 2): -1.0607415480991857, ('2.71-0.0', 2): -0.82425373991275575, ('2.15-0.03', 2): -1.1788937823100463, ('2.02-0.01', 1): -1.0503821391198414, ('2.7-0.02', 0): -2.1174969148361402, ('2.170.01', 1): -0.3042540076575308, ('1.47-0.0', 2): -0.32140373185580545, ('1.980.0', 1): -0.54239054082063898, ('1.89-0.02', 1): -0.8303988954941155, ('1.76-0.0', 2): -0.75324251957860311, ('1.51-0.0', 2): -0.43450291383122297, ('2.00.01', 1): -0.56434357318462902, ('2.58-0.05', 0): -1.8130171955596901, ('2.57-0.01', 1): -0.97326344357362538, ('2.87-0.06', 1): -1.7095780514063905, ('1.920.01', 2): -0.50615112950188879, ('3.0-0.07', 0): 0.0, ('2.30.0', 0): -0.73624599859996254, ('1.130.0', 1): -0.096514686073235254, ('2.71-0.03', 1): -2.0445717983207286, ('2.65-0.04', 2): -1.8771231513875453, ('2.51-0.03', 1): -1.6003235638231985, ('2.98-0.04', 2): 0.0, ('1.5-0.01', 0): -0.41263212692375639, ('2.45-0.02', 0): -1.6619553038697976, ('1.710.0', 0): -0.60878191772425594, ('1.67-0.01', 1): -0.57519760694737965, ('2.4-0.04', 2): -1.6274886025733957, ('2.320.0', 0): -0.70396784214174801, ('2.9-0.06', 0): -1.5645843395946695, ('1.41-0.0', 2): -0.26992682446849953, ('2.74-0.04', 2): -1.7694254438550807, ('1.01-0.0', 1): -0.026829974235543501, ('2.68-0.04', 1): -1.8845888147844625, ('2.41-0.03', 1): -1.5024387042486504, ('2.69-0.05', 2): -1.8603583935958776, ('2.85-0.03', 0): -2.0500693760985711, ('2.86-0.05', 0): -1.731937061053838, ('2.89-0.05', 0): -1.4375169175140667, ('2.55-0.05', 0): -1.7330767644581435, ('2.12-0.03', 0): -1.1378710720541092, ('1.860.01', 1): -0.45643849322960223, ('2.82-0.02', 0): -1.4643743618927556, ('1.57-0.01', 1): -0.50744860726394647, ('2.27-0.0', 0): -0.7243373589356179, ('2.28-0.0', 1): -0.77782984253495335, ('1.27-0.0', 1): -0.20230909571295055, ('2.84-0.01', 2): -0.96739544683169143, ('2.0-0.0', 0): -0.99932084510111496, ('1.180.0', 0): -0.1456540845476714, ('2.91-0.03', 2): -1.607377881636282, ('2.67-0.06', 2): -1.7776987734512952, ('2.250.01', 0): -0.39064220304257691, ('1.75-0.01', 1): -<text:soft-page-break/>0.68614647074254309, ('2.47-0.05', 0): -1.5438233867297049, ('2.54-0.05', 0): -1.6434047291572527, ('1.480.0', 0): -0.47292032051221222, ('2.11-0.0', 0): -0.89889853607589953, ('2.9-0.07', 2): -1.4773212075579438, ('1.070.0', 1): -0.054814319770499151, ('2.54-0.04', 2): -1.7058022406138225, ('2.53-0.02', 0): -1.8468810686019559, ('2.13-0.01', 2): -1.2756796520112816, ('2.3-0.02', 0): -1.4606160221598234, ('1.91-0.0', 0): -0.92598541485844799, ('1.18-0.0', 1): -0.14484169027519531, ('2.75-0.07', 1): -1.3929277958414725, ('2.59-0.06', 1): -1.5945364744575188, ('2.51-0.0', 1): -0.81288214310338291, ('1.250.0', 0): -0.19624926189526753, ('2.2-0.03', 2): -1.182800036577085, ('2.020.01', 2): -0.37375732987842769, ('2.44-0.04', 0): -1.6052542563392607, ('2.88-0.08', 0): -1.277044727542159, ('2.010.0', 0): -0.60666464951216548, ('1.64-0.01', 2): -0.53411205217932978, ('2.110.0', 2): -0.42774972421772267, ('2.63-0.03', 1): -1.8696392901748888, ('1.45-0.01', 1): -0.38050009411888475, ('2.87-0.04', 0): -1.541659451884861, ('1.460.0', 0): -0.38776034414697907, ('1.95-0.03', 1): -0.80289449773342647, ('1.93-0.02', 1): -0.86563122330844555, ('2.33-0.0', 0): -0.75175555584892395, ('2.18-0.03', 2): -1.2566237367983828, ('1.96-0.03', 0): -0.60952742780484437, ('2.68-0.03', 1): -1.992523272579563, ('1.930.0', 0): -0.36049730550362308, ('2.36-0.03', 1): -1.4926905849744729, ('2.88-0.01', 1): -1.0778158444047907, ('2.04-0.0', 2): -1.0961463405490235, ('1.620.01', 0): -0.2282425178755412, ('1.92-0.03', 2): -0.68512163847410801, ('2.61-0.06', 1): -1.5547752296479616, ('1.46-0.01', 2): -0.39751703337371636, ('2.190.0', 0): -0.8163629496460767, ('2.22-0.0', 2): -0.88196746523835123, ('2.23-0.03', 2): -1.2634450204537879, ('2.49-0.0', 1): -0.93631499310683952, ('1.52-0.01', 2): -0.46028085053976897, ('1.39-0.01', 0): -0.30749258680017189, ('1.31-0.01', 2): -0.18480661005820212, ('2.86-0.08', 0): -0.96969310667625286, ('2.26-0.03', 0): -1.3121666206374176, ('1.96-0.0', 2): -0.91725340071792205, ('1.340.01', 1): -0.13430172018585462, ('1.930.01', 0): -0.38167897052891042, ('1.1-0.0', 0): -0.067980668537443778, ('2.62-0.06', 1): -1.5978777033177496, ('2.93-0.01', 2): -0.86233002731071284, ('2.24-0.0', 2): -0.62093180365254197, ('2.72-0.01', 0): -0.9672573417982826, ('3.0-0.09', 1): 0.0, ('2.51-0.05', 0): -1.5394152177850846, ('1.72-0.0', 2): -0.70966827974344304, ('2.01-0.0', 2): -1.0663632916092567, ('2.69-0.03', 1): -1.8174660809379763, ('3.0-0.02', 0): 0.0, ('2.03-0.0', 1): -1.0116733497582873, ('2.070.01', 0): -0.55367968864967132, ('2.48-0.02', 1): -1.7751806730369557, ('1.790.01', 0): -0.54156544320618583, ('1.80.0', 0): -0.66026464754259662, ('2.58-0.01', 1): -1.3428603875537837, ('1.72-0.02', 2): -0.55332625929042056, ('2.87-0.02', 0): -1.0129594195622287, ('1.730.01', 0): -0.4880725756137394, ('2.240.0', 0): -0.73443829180219189, ('2.33-0.05', 2): -0.39505111569684775, ('2.7-0.06', 0): -1.8305265542059865, ('2.18-0.04', 0): -0.83463802204353943, ('2.53-0.0', 2): -1.0348925135146525, ('2.62-0.04', 1): -1.8242968139618578, ('2.89-0.06', 1): -1.5899723860582706, ('1.50.01', 2): -0.12124659418623662, ('1.78-0.02', 1): -0.69501207791388819, ('2.94-0.08', 0): -0.89003106814918287, ('2.79-0.05', 2): -1.9382961344827383, ('2.41-0.05', 0): -1.3617439508335138, ('2.57-0.06', 0): -1.0812388144075984, ('2.52-0.06', 0): -0.79920685523301138, ('2.38-0.05', 2): -1.1236012497314887, ('2.99-0.01', 2): 0.0, ('2.87-0.08', 2): -1.0937954604289646, ('2.8-0.01', 2): -1.5496013563977917, ('2.06-0.03', 2): -1.0479078174436394, ('2.530.0', 1): -0.64424949316359326, ('2.08-0.02', 1): -1.0458139060224703, ('1.88-0.0', 1): -0.9571389090282646, ('1.71-0.01', 0): -0.59351455710488521, ('1.98-0.03', 0): -0.9328410072962805, ('1.93-0.01', 2): -0.89821352946809629, ('1.71-0.0', 2): -0.64511175998723214, ('2.160.0', 1): -0.79247228710647266, ('2.88-0.02', 2): -1.1989497107628613, ('2.240.01', 0): -0.4004084638914816, ('2.5-0.0', 0): -<text:soft-page-break/>0.97711828335166429, ('2.32-0.01', 0): -1.4370295067541563, ('2.98-0.01', 2): 0.0, ('2.66-0.03', 1): -1.8279624024365488, ('2.69-0.04', 1): -1.8565557265657613, ('1.78-0.01', 2): -0.7081483256638339, ('2.77-0.04', 1): -1.8221213570966184, ('2.19-0.0', 2): -0.92403561552298541, ('2.1-0.02', 2): -1.135667747754505, ('1.520.01', 0): -0.30980731721687349, ('2.73-0.04', 2): -1.8494526077340674, ('2.94-0.07', 0): -0.98017758810188815, ('2.09-0.0', 2): -1.1180261570846073, ('2.74-0.03', 2): -2.0979162451900613, ('2.68-0.05', 2): -1.8831796191030803, ('2.07-0.03', 2): -1.0752048089025772, ('2.220.0', 0): -0.8250831394507161, ('2.33-0.02', 1): -1.4781393343695375, ('1.680.0', 0): -0.57454215896317407, ('2.060.01', 2): -0.51508192936166486, ('1.36-0.01', 2): -0.270389945656623, ('2.52-0.03', 1): -1.6924750409798874, ('2.95-0.07', 1): -0.7977003120916345, ('2.180.0', 1): -0.64645000118724227, ('1.8-0.0', 2): -0.76904127507208808, ('2.20.01', 0): -0.28934212500489065, ('2.99-0.08', 0): 0.0, ('1.54-0.01', 0): -0.4726373858571441, ('2.03-0.01', 2): -1.1369405432508872, ('1.40.0', 0): -0.32884620945851128, ('2.42-0.03', 1): -1.5290834795365185, ('2.88-0.05', 0): -1.5161644680385056, ('1.960.01', 2): -0.41777693283854772, ('2.5-0.03', 2): -1.597370714906557, ('2.99-0.06', 1): 0.0, ('2.73-0.01', 2): -1.269395519573743, ('1.26-0.0', 0): -0.14275200501549562, ('2.070.0', 1): -0.67600684960725799, ('1.80.0', 1): -0.65755182792727762, ('1.370.0', 0): -0.30213743391344738, ('2.77-0.03', 1): -2.0369750863135199, ('2.19-0.04', 1): -1.1294298284194892, ('1.850.0', 1): -0.67358472560735705, ('1.77-0.01', 2): -0.68787193784473921, ('1.780.01', 1): -0.37091198908924106, ('1.530.01', 0): -0.13500172461548088, ('1.970.01', 0): -0.58032667049429987, ('3.0-0.05', 0): 0.0, ('2.18-0.02', 1): -1.2435139500696848, ('2.6-0.01', 1): -0.98941991562220588, ('2.62-0.02', 0): -1.9798781620072303, ('2.36-0.02', 2): -1.5111543318545362, ('2.51-0.01', 1): -1.2782551378932452, ('2.120.0', 1): -0.64989737410162718, ('2.69-0.07', 2): -0.69560805701318851, ('1.810.01', 2): -0.37773421263732176, ('2.49-0.02', 1): -1.9017415684420493, ('2.83-0.02', 0): -1.7500377320679343, ('1.81-0.01', 1): -0.73465377844149071, ('2.13-0.0', 2): -1.0385914911489449, ('2.3-0.04', 1): -1.2831580740463178, ('2.43-0.01',</text:p>
      <text:p text:style-name="P1"><text:s/>0): -1.7166738196675111, ('2.390.0', 1): -0.69854220562614677, ('1.94-0.02', 2): -0.93982066220931493, ('1.9-0.0', 1): -0.85801989189216266, ('1.580.01', 0): -0.37257160220982399, ('2.140.01', 2): -0.33676132287666793, ('1.54-0.01', 2): -0.4683754348646702, ('2.490.0', 1): -0.54457632792595168, ('2.00.0', 0): -0.62003069302917835, ('2.41-0.01', 1): -1.688081602540459, ('2.2-0.02', 2): -1.1923306126799864, ('1.97-0.02', 1): -0.97954698695225906, ('2.86-0.03', 0): -1.8118045361226978, ('2.89-0.03', 0): -1.700207902144051, ('2.12-0.01', 0): -1.1913562633153034, ('2.88-0.08', 1): -1.2364772776724402, ('2.180.01', 1): -0.53434723114843041, ('1.84-0.0', 2): -0.87223083087576792, ('2.95-0.04', 2): -0.83128579530046109, ('2.520.0', 1): -0.56557924560579154, ('1.84-0.0', 0): -0.86005929651027413, ('1.62-0.01', 2): -0.53383112753175455, ('2.4-0.0', 1): -0.8925639835190804, ('1.85-0.0', 1): -0.93649271651436461, ('2.19-0.03', 1): -1.2955410986958453, ('2.69-0.02', 2): -1.884496214137811, ('1.88-0.0', 2): -0.91696428733497548, ('1.610.0', 2): -0.57682916682808272, ('2.46-0.03', 0): -1.611716730313147, ('2.48-0.03', 2): -1.5926733734672405, ('2.16-0.03', 0): -1.2405729968579495, ('1.950.0', 0): -0.49902069228616619, ('2.95-0.02', 0): -0.7578554515959649, ('2.53-0.04', 0): -1.7212302059661719, ('2.23-0.02', 2): -1.2300522253128956, ('2.6-0.06', 1): -1.376984655346454, ('2.75-0.01', 1): -0.98910645555296584, ('2.59-0.04', 1): -1.8046323168509582, ('1.46-0.0', 1): -0.3449379988018329, ('2.29-0.03', 2): -1.3570269175641503, ('1.30.01', 1): -0.14494408196360692, ('2.45-0.05', 2): -1.371180124435847, ('2.38-0.04', 1): -<text:soft-page-break/>1.4804952995492504, ('2.33-0.04', 0): -1.3580543383261108, ('1.740.0', 0): -0.64198810553994101, ('2.39-0.03', 1): -1.5263717552097589, ('2.63-0.01', 1): -1.0113101984674191, ('1.33-0.01', 2): -0.26259933103410082, ('2.84-0.04', 2): -1.6868647572929292, ('2.08-0.03', 2): -0.99738696364622392, ('2.26-0.0', 0): -0.53102879086075139, ('1.820.01', 0): -0.56226358093584905, ('2.91-0.06', 2): -1.3292302089749002, ('2.68-0.01', 1): -1.3776574210215016, ('1.79-0.0', 0): -0.82923755954023681, ('2.71-0.06', 2): -1.9039573643062042, ('2.1-0.0', 2): -1.0678978944674022, ('2.88-0.03', 1): -1.719306823651666, ('2.9-0.02', 2): -0.95058514919521786, ('1.16-0.0', 1): -0.10756239340125748, ('2.49-0.03', 1): -1.6388579754047365, ('1.360.0', 1): -0.32966582299765324, ('2.54-0.01', 2): -1.2029056294096931, ('2.410.0', 2): -0.70071182872453519, ('2.15-0.01', 0): -1.4000198798659824, ('2.91-0.08', 0): -1.0927117439157945, ('1.85-0.02', 0): -0.78742479129269272, ('1.260.0', 1): -0.063196632738709388, ('2.190.01', 0): -0.50103078962020375, ('1.720.0', 1): -0.64541525591073623, ('2.33-0.05', 0): -0.43339065032095658, ('2.77-0.05', 2): -1.9922647230530421, ('1.97-0.01', 2): -1.0117050056558785, ('2.74-0.07', 2): -1.6364870477982865, ('2.350.0', 1): -0.706069475838208, ('2.69-0.06', 1): -1.7879022825197382, ('2.73-0.05', 1): -2.0866016487716399, ('2.49-0.04', 1): -1.82106614688895, ('2.83-0.08', 0): -0.70878774921690235, ('2.02-0.03', 0): -0.93161022237333257, ('1.990.0', 2): -0.46642608754935311, ('2.420.0', 2): -0.61905160121996061, ('2.07-0.02', 1): -1.0906253106111787, ('2.21-0.03', 0): -1.3157065124119485, ('1.32-0.01', 2): -0.087133873653693433, ('1.79-0.02', 0): -0.71998303510984807, ('2.48-0.04', 1): -1.6599754168392626, ('2.63-0.06', 1): -1.568723808217086, ('2.37-0.01', 2): -1.7035486191742988, ('2.14-0.01', 1): -1.1662567886525921, ('1.29-0.0', 1): -0.16414441875231556, ('2.58-0.03', 1): -1.8491985490238143, ('1.63-0.01', 0): -0.56747620001788168, ('2.37-0.0', 2): -0.88519576700933389, ('2.94-0.01', 0): -0.87148141169991933, ('2.230.01', 1): -0.28659345950251991, ('1.39-0.0', 0): -0.31865889995024432, ('2.31-0.02', 1): -1.4454427055279475, ('2.6-0.05', 2): -1.7468417772488951, ('1.810.0', 0): -0.5259507191055095, ('2.71-0.01', 0): -1.5248115685031787, ('2.75-0.02', 2): -1.8817921337210906, ('1.61-0.01', 0): -0.55146711782662639, ('2.39-0.0', 2): -0.66179379075233946, ('1.310.0', 2): -0.25520436878371466, ('1.76-0.02', 0): -0.67945921001795617, ('2.52-0.04', 0): -1.7239372991793442, ('1.990.01', 0): -0.37564141016396524, ('2.130.01', 0): -0.52011470462029796, ('2.28-0.02', 2): -1.3501708067414, ('2.1-0.03', 2): -1.1250595932963445, ('2.12-0.0', 0): -0.99954604092174126, ('2.34-0.02', 0): -1.5339711172738073, ('1.42-0.01', 1): -0.34062815610795694, ('2.58-0.0', 0): -0.90363676620662448, ('2.78-0.06', 1): -1.8625058090863982, ('2.96-0.03', 0): -0.88446363385274263, ('1.98-0.01', 0): -0.9895836966688959, ('2.41-0.0', 2): -0.85704416049734222, ('2.74-0.02', 2): -2.013167190837859, ('2.26-0.04', 2): -1.1689066549209146, ('1.430.01', 2): -0.22115671179683424, ('2.43-0.0', 1): -0.87596530014409391, ('2.37-0.04', 1): -1.4866270878433729, ('2.89-0.07', 1): -1.5340532449508464, ('1.34-0.01', 1): -0.22985986935450314, ('2.42-0.05', 0): -1.2617954903117103, ('2.32-0.03', 0): -1.396883856615839, ('2.61-0.03', 2): -2.0006220068707035, ('2.7-0.03', 2): -2.1303252170459581, ('1.40.01', 2): -0.19692345499322289, ('2.370.0', 1): -0.7414534004898532, ('1.740.01', 2): -0.34588706033099825, ('2.66-0.05', 1): -1.8546157573198669, ('2.72-0.03', 2): -1.7646735823392241, ('1.340.0', 1): -0.28103700279833149, ('1.06-0.0', 1): -0.059031748168896475, ('1.45-0.0', 2): -0.37185890125485915, ('2.39-0.04', 0): -1.5079997150264643, ('1.66-0.02', 0): -0.29697198954148535, ('2.3-0.0', 0): -0.74093882376195708, ('1.830.0', 1): -0.65173240578015101, ('1.980.01', 2): -<text:soft-page-break/>0.51906274275114417, ('1.91-0.01', 2): -0.90762408231640768, ('2.75-0.05', 0): -1.9570104558158168, ('1.65-0.02', 1): -0.15398436116035735, ('1.010.0', 2): -0.033706389220979391, ('1.22-0.0', 0): -0.15990147821692954, ('1.89-0.0', 0): -0.90253200987219528, ('2.97-0.09', 2): 0.0, ('1.890.0', 2): -0.6123387372300223, ('2.63-0.05', 2): -1.822149051908952, ('2.49-0.05', 0): -1.5745633663709384, ('2.68-0.0', 0): -1.6486273412827546, ('1.25-0.0', 2): -0.18653302641960978, ('1.47-0.01', 1): -0.37268980882844288, ('2.95-0.05', 1): -0.75264150775984784, ('1.490.0', 0): -0.42667392057846532, ('1.690.0', 1): -0.63774031678401555, ('2.31-0.0', 2): -0.74220825028186543, ('1.48-0.01', 0): -0.41356856917210721, ('1.42-0.0', 1): -0.34159898864423976, ('1.7-0.0', 2): -0.67328858370910116, ('2.040.01', 1): -0.50362173625011886, ('2.88-0.07', 0): -1.5414363047748683, ('2.15-0.02', 1): -1.2121249618850158, ('1.92-0.01', 1): -0.8746106095704439, ('2.61-0.04', 0): -1.9006808881018065, ('2.51-0.05', 2): -1.5279945515095816, ('1.66-0.01', 0): -0.59365341317854481, ('2.99-0.04', 1): 0.0, ('2.48-0.05', 1): -1.4562714133132704, ('2.22-0.02', 1): -1.2692455882036058, ('2.57-0.0', 1): -0.79087948149469534, ('2.160.01', 0): -0.56106889054682463, ('1.89-0.01', 0): -0.825894874106189, ('2.59-0.05', 2): -1.8042081889596888, ('2.78-0.05', 2): -2.011406754107985, ('1.83-0.02', 1): -0.75577570802541383, ('1.97-0.0', 0): -1.0013627392933149, ('2.29-0.02', 1): -1.2413597401739125, ('2.59-0.0', 1): -1.0088984072612237, ('1.820.0', 1): -0.6867691060603851, ('1.84-0.0', 1): -0.82724707305815148, ('2.01-0.02', 0): -1.0004160026972986, ('2.77-0.01', 1): -1.5416810007794808, ('2.64-0.06', 0): -1.6900176071726576, ('2.67-0.0', 0): -0.86750618408429125, ('1.67-0.01', 2): -0.63705832412032604, ('2.81-0.03', 0): -1.7350842686469121, ('2.090.01', 2): -0.52915772463108923, ('1.760.0', 0): -0.75229234006000778, ('2.64-0.0', 2): -0.8433308697770423, ('1.120.0', 0): -0.096816216742504749, ('1.02-0.0', 2): -0.045218564579130406, ('2.66-0.06', 2): -1.6358417213257441, ('1.3-0.0', 2): -0.23119098459314072, ('1.240.0', 2): -0.19945407331733217, ('2.37-0.05', 1): -1.1811544949108206, ('2.98-0.06', 0): 0.0, ('2.43-0.03', 0): -1.5728485198840336, ('2.34-0.04', 1): -1.4255744612874477, ('2.7-0.04', 1): -1.8183909473939424, ('1.97-0.03', 2): -0.84411436926531225, ('1.740.0', 1): -0.64047658801172447, ('1.590.0', 0): -0.49351046814373961, ('1.62-0.0', 1): -0.49686846236348203, ('2.62-0.0', 0): -0.95100489129476906, ('1.960.0', 2): -0.38461996047767366, ('2.85-0.07', 0): -1.7254470300793039, ('2.57-0.04', 1): -1.7853386069020014, ('2.89-0.01', 0): -1.3512325504120364, ('2.99-0.03', 1): 0.0, ('2.82-0.06', 0): -2.0130483919228777, ('2.05-0.0', 0): -0.98826412651241236, ('2.84-0.05', 2): -1.8003662114884817, ('2.78-0.02', 0): -1.6841991039542035, ('2.91-0.07', 2): -1.3439282827437387, ('1.87-0.02', 0): -0.78999916960763783, ('1.47-0.01', 2): -0.32396097285796427, ('1.490.0', 1): -0.41776726950961679, ('1.89-0.01', 1): -0.82318640704439516, ('2.82-0.08', 2): -0.47955027730725031, ('2.9-0.03', 2): -1.599007622771615, ('1.280.01', 2): -0.050336186578673857, ('2.58-0.02', 2): -2.0309083726264401, ('1.92-0.02', 2): -0.89807416613421653, ('2.43-0.01', 2): -1.7072091338639461, ('2.31-0.03', 2): -1.5077882748072295, ('2.6-0.04', 1): -1.7941065867816473, ('2.360.0', 1): -0.6724574323939998, ('2.65-0.01', 0): -1.3168729239888424, ('2.59-0.02', 1): -1.9816378295342858, ('2.98-0.09', 0): 0.0, ('1.68-0.02', 1): -0.36811315781107468, ('1.43-0.01', 1): -0.31983471273701314, ('2.38-0.02', 1): -1.5016792921667088, ('1.82-0.01', 1): -0.78242110386952002, ('1.390.0', 0): -0.36688223409132031, ('1.86-0.01', 0): -0.79440274743550587, ('2.250.0', 2): -0.86621478366048554, ('1.990.0', 1): -0.46440093561935691, ('2.46-0.02', 1): -1.8207769865941337, ('1.94-0.0', 1): -0.96132066620523249, ('2.0-0.01', 2): -1.0885467630011725, ('1.270.0', 2): -0.22925027250374039, ('1.190.0', 2): -0.14413778030758562, ('2.31-0.04', 0): -<text:soft-page-break/>1.4074522903692643, ('1.84-0.01', 1): -0.77548120077236671, ('1.880.01', 0): -0.56860521880264658, ('2.49-0.01', 1): -1.5893964502515532, ('2.61-0.02', 1): -2.1217469500939528, ('1.540.01', 2): -0.31244836932367498, ('1.73-0.02', 1): -0.62603888679867659, ('1.69-0.0', 2): -0.66894310740120633, ('2.30.0', 1): -0.71256634347088565, ('2.120.01', 2): -0.54167303028824865, ('2.67-0.03',</text:p>
      <text:p text:style-name="P1"><text:s/>0): -2.0954664926663655, ('1.790.0', 1): -0.71844893447693825, ('2.04-0.02', 0): -1.0405513025405639, ('1.65-0.0', 0): -0.56017548978093323, ('2.16-0.0', 2): -1.0240050577859214, ('1.75-0.0', 1): -0.75940694409559784, ('2.56-0.06', 2): -1.3013638571513646, ('2.28-0.03', 2): -1.4210347001060895, ('2.73-0.03', 1): -2.1864446824691659, ('2.13-0.04', 0): -0.4445027661766176, ('1.77-0.0', 2): -0.72682688709396659, ('1.83-0.0', 1): -0.81416362449759072, ('1.040.0', 1): -0.049704188140220346, ('2.02-0.01', 0): -1.0351682056857643, ('1.01-0.0', 2): -0.027240072601344905, ('2.170.01', 0): -0.33880416376972045, ('2.33-0.01', 2): -1.5931535474057905, ('1.980.0', 0): -0.5565459541802491, ('1.89-0.02', 2): -0.85146312886117559, ('2.14-0.03', 1): -1.0709951304666332, ('1.390.0', 1): -0.35913334376540967, ('2.58-0.05', 1): -1.8439073592051405, ('2.42-0.02', 2): -1.6613517210367057, ('2.87-0.06', 0): -1.7725456089021205, ('1.470.01', 1): -0.083435590046595925, ('2.94-0.03', 0): -1.2346626372648706, ('2.71-0.03', 0): -2.0130159694189445, ('2.72-0.03', 0): -1.8530083686045202, ('2.51-0.03', 0): -1.5991398248568418, ('1.5-0.01', 1): -0.36913869457583987, ('1.33-0.0', 2): -0.27001908964402233, ('2.57-0.02', 0): -1.7944943834136566, ('2.38-0.01', 2): -1.5663492832598478, ('1.710.0', 1): -0.61940696627827407, ('2.160.01', 2): -0.5651136755708368, ('2.99-0.05', 2): 0.0, ('1.67-0.01', 0): -0.63826276863411413, ('1.44-0.01', 0): -0.28247663952126345, ('2.320.0', 1): -0.69441723417184287, ('2.58-0.03', 0): -1.8368453806036802, ('1.41-0.0', 1): -0.29981282723707003, ('2.96-0.01', 0): -0.68764786955028001, ('2.220.01', 0): -0.54144435504884414, ('2.68-0.04', 2): -1.8532918835627004, ('2.85-0.03', 1): -2.01997047463226, ('2.89-0.05', 1): -1.4384030188345209, ('1.220.0', 0): -0.16476673528393032, ('2.12-0.03', 1): -1.1394453778160711, ('2.09-0.03', 2): -1.0922014660322568, ('1.330.01', 2): -0.18256937557064989, ('1.860.01', 2): -0.45130230961988205, ('2.82-0.02', 1): -1.4471872529468359, ('2.24-0.02', 2): -1.3327267534490757, ('1.57-0.01', 2): -0.49777194893729626, ('2.28-0.0', 0): -0.79285871703715549, ('1.27-0.0', 0): -0.21964477973739674, ('1.95-0.03', 0): -0.80427798527993821, ('2.68-0.07', 0): -0.63433507014985202, ('1.75-0.01', 2): -0.69071966880455649, ('2.47-0.05', 1): -1.5606178967794142, ('1.970.0', 0): -0.59730319874968396, ('1.480.0', 1): -0.43313370550655728, ('2.48-0.01', 1): -1.42452963538595, ('2.69-0.06', 0): -1.7622563473649704, ('2.81-0.07', 0): -1.6856152396836253, ('1.070.0', 0): -0.060511773291069611, ('2.81-0.02', 2): -1.4993888315378083, ('1.350.0', 2): -0.17700065414569077, ('2.53-0.02', 1): -1.9057239519386244, ('2.460.0', 2): -0.62853988883804923, ('1.91-0.0', 1): -0.99263493444847584, ('1.18-0.0', 0): -0.15074189383827519, ('2.75-0.07', 0): -1.4068684747871794, ('2.51-0.0', 0): -0.80245769271793421, ('1.78-0.01', 1): -0.71215488883264944, ('1.510.01', 2): -0.29909676978621913, ('2.020.01', 1): -0.38051290554937339, ('2.44-0.04', 1): -1.5621524933647124, ('2.52-0.03', 2): -1.6903010347899443, ('2.010.0', 1): -0.60273997465040374, ('2.62-0.06', 0): -1.7233234955755377, ('1.45-0.01', 0): -0.3786286640954275, ('1.390.01', 0): -0.22762791276151695, ('2.95-0.03', 1): -0.84719196657129969, ('1.460.0', 1): -0.38970956573913029, ('2.51-0.05', 1): -1.5409960687014987, ('1.93-0.02', 0): -0.86050675149301936, ('1.69-0.02', 1): -0.47248300747795174, ('2.68-0.03', 0): -1.999972716962197, ('2.36-0.03', 2): -1.4682101677327069, ('2.83-0.05', 2): -1.8817732621906045, ('2.88-0.01', 0): -<text:soft-page-break/>1.1149584136699018, ('2.04-0.0', 1): -1.0965483805454754, ('1.620.01', 1): -0.2282019779977312, ('1.92-0.03', 1): -0.61169827842101221, ('2.61-0.06', 0): -1.614276317354451, ('2.280.0', 1): -0.83338993851044585, ('1.9-0.01', 1): -0.85491232940043438, ('1.56-0.0', 1): -0.42406179108973463, ('2.22-0.04', 1): -1.21291362856214, ('1.50.0', 2): -0.3943600508753885, ('2.25-0.01', 0): -1.5099665884733116, ('1.39-0.01', 1): -0.30628884153661795, ('2.230.0', 0): -0.58392298847303348, ('2.29-0.04', 1): -1.3255603101023894, ('1.870.01', 2): -0.40013345687375468, ('1.570.0', 2): -0.52232702267994402, ('1.96-0.0', 1): -0.90022819190381909, ('1.060.0', 0): -0.059491485117380755, ('1.340.01', 0): -0.1327446494076801, ('1.050.0', 0): -0.0024045394908151461, ('2.64-0.04', 0): -1.8953073889419363, ('1.930.01', 1): -0.39333005051233877, ('1.1-0.0', 1): -0.069392332764381628, ('1.70.0', 0): -0.68131610993507874, ('2.08-0.0', 2): -0.95077608158460125, ('2.29-0.0', 0): -0.42642300693999774, ('1.88-0.0', 0): -0.88453069682386232, ('3.0-0.09', 0): 0.0, ('2.38-0.03', 1): -1.4648992119948891, ('1.74-0.02', 2): -0.63862156178761154, ('2.21-0.01', 1): -1.4912176030353161, ('1.28-0.01', 2): -0.10609469511705315, ('2.69-0.03', 2): -1.8241234968521181, ('1.7-0.01', 2): -0.64862715861816278, ('1.090.0', 2): -0.076274479803816381, ('2.48-0.02', 2): -1.8365552947574888, ('1.03-0.0', 2): -0.044524799288982654, ('1.82-0.01', 2): -0.78097922159912203, ('2.92-0.05', 0): -1.0904799400016245, ('2.43-0.05', 0): -1.4202796674221838, ('1.730.01', 1): -0.49458236044841397, ('2.51-0.0', 2): -0.78396183280054976, ('3.0-0.03', 2): 0.0, ('2.7-0.06', 1): -1.7961738596554164, ('1.55-0.0', 2): -0.46954785401359267, ('2.9-0.05', 0): -1.417262160516308, ('1.270.01', 0): -0.086108314586174711, ('1.78-0.02', 2): -0.6595582287814783, ('1.520.0', 1): -0.45853378288600316, ('2.41-0.05', 1): -1.3482010621219656, ('2.85-0.05', 0): -1.7180683595169366, ('2.57-0.06', 1): -1.0749900181081502, ('2.99-0.01', 1): 0.0, ('2.15-0.02', 2): -1.2311754701386055, ('2.330.0', 2): -0.71356488452414757, ('1.07-0.0', 1): -0.062781185468682665, ('2.530.0', 0): -0.59480661690435688, ('2.08-0.02', 2): -1.0479789529530936, ('2.27-0.03', 2): -1.3736817506332077, ('1.71-0.01', 1): -0.62992618884486007, ('1.75-0.02', 0): -0.62588425765720368, ('2.82-0.04', 0): -1.9616596668919395, ('2.270.0', 2): -0.73871734974763048, ('2.010.01', 1): -0.4959997922681737, ('2.47-0.03', 0): -1.5403838944867161, ('2.380.0', 0): -0.71137399631459364, ('1.37-0.0', 2): -0.29883233043808544, ('2.14-0.02', 2): -1.1221950246563068, ('2.32-0.01', 1): -1.5051321150169672, ('2.040.0', 1): -0.63272052705172865, ('1.81-0.02', 2): -0.68550321057110175, ('1.12-0.0', 2): -0.10416470950220666, ('2.6-0.02', 1): -1.8195486732612751, ('2.66-0.03', 0): -1.821902220199348, ('2.65-0.03', 0): -1.8985848263974001, ('2.69-0.04', 0): -1.8660899812109912, ('2.44-0.02', 0): -1.6354763729112745, ('2.77-0.04', 2): -1.7958722779730185, ('2.140.0', 0): -0.40283353998204086, ('2.4-0.03', 0): -1.5991012291232365, ('2.8-0.06', 2): -1.936333933059015, ('2.84-0.08', 2): -1.1888681545706874, ('1.35-0.0', 1): -0.24291908177595783, ('2.120.01', 1): -0.52974682689691266, ('1.30.01', 0): -0.14037628353730411, ('2.68-0.05', 1): -1.9380543789155333, ('1.720.01', 0): -0.35467606875111812, ('2.41-0.02', 1): -1.5784339757717476, ('2.86-0.06', 2): -1.8169936424594018, ('2.89-0.04', 2): -1.527922300251483, ('1.680.0', 1): -0.57325969733932347, ('2.060.01', 1): -0.51536310465930346, ('1.36-0.01', 1): -0.27214275140937055, ('2.42-0.03', 2): -1.5277133945481707, ('2.95-0.07', 0): -0.81652900842988818, ('2.97-0.08', 1): -0.42551016342018849, ('1.8-0.0', 1): -0.77665471134412867, ('2.67-0.01', 0): -1.1926846683925934, ('2.05-0.03', 2): -0.93294323061666651, ('2.510.0', 0): -0.66103719098561586, ('1.74-0.01', 2): -0.64823128691333065, ('2.83-0.02', 1): -1.7775520354347394, ('2.280.01', 2): -0.40661886321120227, ('2.9-0.08', 0): -<text:soft-page-break/>1.0899477833144957, ('1.370.01', 2): -0.16463542700159026, ('1.680.01', 0): -0.2873384077089528, ('2.53-0.03', 2): -1.6092164700778184, ('2.73-0.01', 1): -1.2533148554446372, ('2.92-0.07', 0): -1.3313963310739634, ('1.26-0.0', 1): -0.16932182988340796, ('2.070.0', 2): -0.68482355183321264, ('1.82-0.0', 2): -0.82769592976818207, ('1.65-0.01', 2): -0.54929138664703403, ('2.11-0.02', 0): -1.1306176177144038, ('1.370.0', 1): -0.31114240996469728, ('2.77-0.03', 0): -2.0862955551148237, ('1.630.01', 2): -0.32426747916274407, ('1.850.0', 0): -0.65517298944196045, ('2.09-0.02', 2): -1.1232029331722855, ('2.63-0.02', 1): -1.8302952237698271, ('1.780.01', 0): -0.38018907030061744, ('2.24-0.03', 2): -1.3639123617011308, ('1.52-0.0', 1): -0.41513087353564126, ('1.970.01', 1): -0.57691152793027656, ('2.94-0.05', 0): -1.1155966821748908, ('2.18-0.02', 0): -1.2564217229018226, ('2.6-0.01', 2): -0.92851533340145553, ('2.62-0.02', 1): -2.0893768106043735, ('2.72-0.05', 0): -1.956918381918018, ('2.51-0.01', 0): -1.3170620243842308, ('2.40.0', 0): -0.69813452390053854, ('1.2-0.0', 0): -0.10081087357088282, ('1.49-0.01', 2): -0.42890612939822603, ('1.81-0.01', 0): -0.74296656369637548, ('2.13-0.0', 1): -1.0157781610367014, ('1.8-0.02', 0): -0.72633192800364044, ('2.43-0.01', 1): -1.6278047145351702, ('2.390.0', 0): -0.68563230214964854, ('2.7-0.02', 2): -2.1424646731193508, ('2.57-0.03', 0): -1.7096988861853386, ('2.96-0.07', 0): -0.69410204663425346, ('1.960.01', 1): -0.38634620312669687, ('2.56-0.04', 2): -1.7678503149874092, ('1.97-0.02', 0): -0.96707632612281924, ('2.52-0.02', 2): -1.962462709063068, ('2.12-0.01', 1): -1.3499376403357246, ('1.760.01', 2): -0.50734876613552293, ('2.8-0.05', 0): -1.9326540131635066, ('2.93-0.06', 0): -1.3291963601038868, ('2.180.01', 2): -0.55670628106166054, ('1.48-0.0', 0): -0.39978632471525927, ('1.490.01', 1): -0.28374338833311769, ('1.85-0.0', 0): -0.85733544870850042, ('2.19-0.03', 0): -1.282308259315349, ('2.69-0.02', 1): -2.0032262017220677, ('2.83-0.04', 2): -1.7376587643133241, ('2.48-0.03', 1): -1.5963287849834633, ('2.16-0.03', 1): -1.2422950022717378, ('2.47-0.0', 2): -1.1065017847563632, ('1.950.0', 1): -0.51588146968533666, ('2.81-0.05', 0): -1.8761346668621073, ('2.35-0.04', 2): -1.4205748384413639, ('2.53-0.04', 1): -1.7246832340931069, ('2.15-0.01', 1): -1.3459480816179323, ('2.7-0.07', 2): -1.1073231011612774, ('2.31-0.01', 1): -1.5742761745702312,</text:p>
      <text:p text:style-name="P1"><text:s/>('2.6-0.06', 0): -1.3714895000075153, ('2.94-0.08', 2): -0.79696472538115226, ('2.62-0.05', 1): -1.8738342678648101, ('2.75-0.01', 0): -1.0065776777486228, ('1.31-0.0', 2): -0.2268388308102714, ('2.050.0', 1): -0.40383901473405032, ('1.770.0', 0): -0.67870187089122092, ('2.41-0.04', 2): -1.5728214101853868, ('1.94-0.02', 0): -0.91237769546137815, ('2.360.0', 0): -0.68671780955892137, ('2.310.0', 2): -0.81835713925089215, ('2.38-0.04', 0): -1.4888528833459982, ('2.33-0.04', 1): -1.3941372218377883, ('1.340.0', 2): -0.2751133730058708, ('1.660.01', 2): -0.34617732090016723, ('2.86-0.01', 0): -1.4121196293434926, ('2.83-0.08', 1): -0.52555822442239442, ('2.55-0.06', 2): -1.3185434430469001, ('2.14-0.03', 2): -1.1038862032118204, ('1.850.01', 0): -0.55865408655450177, ('1.95-0.01', 0): -0.92408619455896923, ('2.68-0.01', 0): -1.4121231268780481, ('1.79-0.0', 1): -0.8497520868402495, ('1.79-0.02', 2): -0.72581942229971075, ('1.79-0.02', 1): -0.72436236563252288, ('1.66-0.0', 0): -0.66018826455175861, ('2.88-0.03', 0): -1.8904501603529451, ('1.16-0.0', 0): -0.10355125738039486, ('2.99-0.08', 1): 0.0, ('2.76-0.05', 0): -1.9063830756520432, ('2.17-0.02', 0): -1.1834372202561818, ('2.25-0.03', 0): -1.4045980344279307, ('2.91-0.08', 1): -1.1471670152453919, ('1.85-0.02', 1): -0.81266679290482779, ('1.710.01', 2): -0.31594121698328675, ('1.720.0', 0): -0.61257253760599306, ('1.32-0.0', 2): -0.22975916293775148, ('2.77-0.05', 1): -<text:soft-page-break/>1.9730832614906051, ('1.840.0', 0): -0.4331962966955667, ('2.46-0.0', 1): -0.89759351233905782, ('2.64-0.02', 0): -2.1169337020331858, ('2.350.0', 0): -0.71653591046428389, ('1.870.0', 1): -0.46738288250336041, ('2.73-0.05', 0): -1.9378149694301205, ('1.19-0.0', 2): -0.12567708662237725, ('1.320.0', 2): -0.1215678759197138, ('2.27-0.02', 2): -1.3936364829448742, ('2.46-0.01', 2): -1.75341457590434, ('2.07-0.02', 0): -1.0925696642587641, ('2.7-0.01', 2): -1.2287266505651266, ('1.81-0.02', 0): -0.72400556533377824, ('2.21-0.03', 1): -1.3054540524847289, ('1.34-0.01', 2): -0.22903321230643026, ('1.88-0.01', 0): -0.86438400764430412, ('2.97-0.04', 0): -0.93526209138980865, ('2.63-0.06', 0): -1.5790207453890495, ('2.55-0.02', 0): -1.8710710600348133, ('2.3-0.02', 1): -1.4502057423232686, ('2.92-0.03', 0): -1.2355563675308796, ('2.2-0.0', 0): -0.78088067715095599, ('2.94-0.01', 1): -0.87668421800556451, ('1.39-0.0', 1): -0.30838070852825877, ('2.31-0.02', 2): -1.445312219483561, ('1.880.0', 2): -0.67101761488013167, ('2.62-0.06', 2): -1.7082414369723871, ('1.21-0.0', 2): -0.17016264072911177, ('1.14-0.0', 1): -0.012726653565331628, ('2.39-0.0', 1): -0.71002153113592792, ('2.3-0.04', 2): -1.2840400690063429, ('1.690.01', 2): -0.35162680965705179, ('1.76-0.02', 1): -0.68229118228221541, ('2.99-0.07', 1): 0.0, ('2.22-0.01', 1): -1.4144438621238127, ('2.12-0.0', 1): -1.0084361544433937, ('2.15-0.02', 0): -1.2338269982797581, ('2.78-0.06', 0): -1.9250947878860611, ('2.96-0.03', 1): -0.86087094440393552, ('1.730.0', 0): -0.71992902481569399, ('1.430.01', 1): -0.22353356736621802, ('2.86-0.07', 2): -1.7297577329726965, ('2.090.0', 2): -0.63758895287665873, ('2.32-0.03', 1): -1.3932496685923039, ('2.72-0.07', 0): -1.0421779784004459, ('2.540.0', 0): -0.43881683605368371, ('1.86-0.0', 0): -0.8530784627198913, ('2.19-0.01', 1): -1.3096600808835486, ('1.70.01', 0): -0.47838160584656614, ('2.370.0', 0): -0.7069991116861738, ('1.360.0', 0): -0.31122443343570466, ('2.35-0.04', 0): -1.4599804863902053, ('2.98-0.05', 0): 0.0, ('2.05-0.02', 2): -1.0343547859119469, ('1.45-0.0', 1): -0.37178555492715837, ('2.39-0.04', 1): -1.463401058382735, ('2.45-0.03', 2): -1.5796455849762745, ('2.92-0.08', 2): -1.1422635611629837, ('2.7-0.03', 1): -2.0840457207630587, ('2.16-0.01', 0): -1.330184502326758, ('2.18-0.0', 0): -0.77504788553465609, ('2.99-0.05', 1): 0.0, ('2.32-0.0', 0): -0.37138216266170654, ('1.570.01', 2): -0.32426199444054454, ('1.010.0', 1): -0.036279516293580075, ('2.47-0.01', 0): -1.7382542251891338, ('2.82-0.01', 2): -1.2495151608266761, ('1.890.0', 1): -0.64070419575708237, ('2.50.0', 1): -0.66893222324977497, ('1.670.0', 2): -0.66292653139409374, ('2.95-0.05', 0): -0.64335754709521542, ('2.31-0.0', 1): -0.74329122417606519, ('1.96-0.01', 2): -0.96382100180183372, ('1.48-0.01', 1): -0.41330975795830721, ('2.67-0.07', 0): -0.48615646859842693, ('2.5-0.02', 0): -1.7974628768817149, ('2.32-0.04', 1): -1.3666581708886425, ('1.92-0.01', 0): -0.87521252011172435, ('1.95-0.02', 2): -0.92576066591062944, ('2.56-0.02', 2): -1.9021807482207103, ('1.66-0.01', 1): -0.59652082646059557, ('2.99-0.04', 2): 0.0, ('2.22-0.02', 2): -1.2697611046625354, ('2.57-0.0', 0): -0.75892329872538022, ('3.0-0.02', 2): 0.0, ('2.59-0.05', 1): -1.8945582418831473, ('1.97-0.0', 1): -1.060903603508734, ('1.480.01', 0): -0.28229824443430024, ('2.29-0.02', 0): -1.2443410039087182, ('2.59-0.0', 0): -0.98452068955245819, ('1.820.0', 2): -0.68948143663452599, ('2.26-0.01', 2): -1.4271828423231951, ('2.77-0.01', 0): -1.58506828335058, ('1.380.0', 2): -0.2351134065351656, ('2.96-0.01', 1): -1.2148285227911271, ('2.64-0.06', 1): -1.710029575830204, ('2.67-0.0', 1): -0.82499911179828345, ('2.540.0', 1): -0.70394415300621271, ('1.51-0.01', 2): -0.44451600035482514, ('1.69-0.01', 2): -0.62499418216682479, ('1.63-0.02', 2): -0.18034189578389506, ('1.95-0.0', 0): -0.9818501272802227, ('2.71-0.07', 0): -1.2372470289635515, ('2.36-0.04', 1): -1.4560937303464148, ('2.81-0.06', 0): -<text:soft-page-break/>1.8578611445544373, ('1.84-0.02', 1): -0.77711237421093593, ('2.37-0.05', 0): -1.179078845518998, ('1.030.0', 1): -0.043720681716870678, ('2.92-0.07', 1): -1.2729118213251995, ('1.310.01', 2): -0.093581949641482393, ('2.43-0.03', 1): -1.6140318538159324, ('2.47-0.01', 1): -1.7154003318508955, ('1.54-0.0', 2): -0.47972056103204991, ('2.97-0.02', 2): -0.70073473611472226, ('2.34-0.04', 0): -1.4536599370130285, ('2.94-0.04', 2): -1.2716380874067188, ('1.4-0.01', 2): -0.30142456574176618, ('2.96-0.05', 0): -0.76169739483170984, ('1.590.0', 1): -0.49162965339143999, ('1.62-0.0', 2): -0.50539069129268743, ('1.0-0.0', 2): -0.023149937069842984, ('1.960.0', 1): -0.36949681976119064, ('2.85-0.07', 1): -1.7022485986133216, ('1.550.01', 0): -0.33585358204106835, ('2.89-0.01', 1): -1.2593832020474292, ('2.99-0.03', 0): 0.0, ('2.82-0.06', 1): -1.9800264360939839, ('2.8-0.07', 0): -1.6983654578843528, ('2.67-0.07', 2): -0.72348411781709687, ('2.05-0.0', 1): -0.95873656166081855, ('1.990.0', 0): -0.4450021214615667, ('2.92-0.05', 2): -1.0671776332879794, ('1.87-0.02', 1): -0.76337020728182325, ('2.21-0.02', 2): -1.2878197229886355, ('2.72-0.04', 2): -1.8204681524758193, ('2.19-0.01', 0): -1.3742277113519534, ('1.91-0.02', 2): -0.89417609758715721, ('2.39-0.02', 0): -1.6510260571670885, ('2.16-0.01', 1): -1.2814693286003074, ('2.49-0.02', 0): -1.7761690891478414, ('1.620.0', 2): -0.51906629133977, ('2.3-0.03', 2): -1.4405384480906192, ('2.58-0.02', 1): -2.0468779231656726, ('2.53-0.06', 1): -0.78604856975790593, ('2.31-0.03', 1): -1.4778093320534069, ('2.6-0.04', 0): -1.806708399699938, ('2.360.0', 2): -0.6527040564451535, ('2.75-0.03', 0): -1.7728061794511825, ('2.51-0.06', 2): -0.37013045486625157, ('2.98-0.09', 1): 0.0, ('2.79-0.04', 0): -1.8930955404393228, ('1.68-0.02', 0): -0.35473456308553397, ('1.38-0.0', 0): -0.24447330422242983, ('2.38-0.02', 0): -1.5004510152541821, ('2.06-0.02', 0): -1.085531269180054, ('2.4-0.01', 1): -1.5691289270877284, ('2.5-0.02', 2): -1.772934056856782, ('1.86-0.01', 1): -0.78446395818258574, ('1.99-0.02', 0): -0.95907617051256744, ('1.98-0.02', 2): -0.97478989315682407, ('1.90.01', 0): -0.37813208265390574, ('2.74-0.05', 0): -1.9866296145073854, ('1.94-0.0', 0): -1.0556721893637784, ('2.080.01', 0): -0.40042848651555962, ('2.83-0.01', 2): -1.4982420253768698, ('1.270.0', 1): -0.22914460016001348, ('1.84-0.01', 2): -0.78748391629867509, ('1.880.01', 1): -0.57503961356147593, ('2.4-0.01', 0): -1.700667024878924, ('2.32-0.02', 2): -1.2861074698257753, ('2.49-0.01', 2): -1.6120222082139783, ('2.61-0.02', 0): -1.8628202931233462, ('1.230.0', 2): -0.022964000456404166, ('1.660.0', 0): -0.58163899426100918, ('2.180.0', 2): -0.64991888959048194, ('2.04-0.03', 1): -1.0176003546435159, ('1.540.01', 1): -0.31545297165686864, ('1.73-0.02', 0): -0.62884096743071671, ('2.67-0.03', 1): -2.0988480120035096, ('2.54-0.05', 2): -1.6688121088820724, ('2.04-0.02', 1): -1.0578297806996326, ('1.590.01', 2): -0.20754047375764606, ('2.71-0.07', 1): -1.2076073652646127, ('1.450.01', 2): -0.27352339706759971, ('2.210.01', 0): -0.51074463134797776, ('1.210.0', 2): -0.17146368589607205, ('2.040.01', 2): -0.49397100319718956, ('1.75-0.0', 2): -0.76346744985756543, ('1.50.01', 1): -0.14970246088648453, ('2.53-0.01', 1): -1.5526405693202947, ('2.73-0.03', 0): -2.0705698029661876, ('2.13-0.04', 1): -0.43044085102004181, ('1.99-0.02', 1): -0.95142160915244001, ('1.83-0.0', 0): -0.8139991041950565, ('2.7-0.0', 2): -0.78643231058818219, ('2.56-0.0', 0): -1.0274303516761354, ('2.33-0.01', 1): -1.6228238010191243, ('2.97-0.06', 0): -0.54000198736646743, ('2.63-0.04', 0): -1.7943578021758479, ('1.59-0.0', 2): -0.46567641608454119, ('2.49-0.04', 2): -1.7929442576869505, ('1.51-0.0', 0): -0.44031109130794227, ('2.92-0.01', 0): -1.0582948667521148, ('1.450.0', 2): -0.44252237611738415, ('3.0-0.07', 2): 0.0, ('2.68-0.07', 1): -0.65292970314420262, ('2.94-0.03', 1): -1.2618254971111351, ('1.170.0', 2): -<text:soft-page-break/>0.0037434208985088046, ('2.72-0.03', 1): -1.8983615229705144, ('1.5-0.01', 2): -0.39929466779610695, ('2.88-0.04', 2): -1.8644254448940856, ('1.55-0.01', 2): -0.48573608778481964, ('2.57-0.02', 1): -1.864615127220675, ('2.45-0.02', 2): -1.7333524771978859, ('1.9-0.02', 1): -0.82366448840817119, ('2.48-0.0', 2): -0.73658870085147721, ('2.96-0.06', 2): -0.78885772000193355, ('2.63-0.0', 2): -0.76548037374057143, ('2.22-0.03', 1): -1.3345465045717386, ('1.44-0.01', 1): -0.33945816397862677, ('2.320.0', 2): -0.70237916428403691,</text:p>
      <text:p text:style-name="P1"><text:s/>('2.78-0.04', 0): -1.8107084474573034, ('1.290.0', 0): -0.071847605230908065, ('1.810.0', 2): -0.47767551458513391, ('2.21-0.0', 2): -0.76210191738445587, ('1.60.01', 2): -0.32102358635603528, ('2.89-0.05', 2): -1.4842899030477246, ('1.220.0', 1): -0.16960261047056485, ('2.30.0', 2): -0.72728780331096643, ('2.93-0.04', 1): -1.1305745018483442, ('2.75-0.02', 0): -1.8473999336617186, ('2.34-0.0', 0): -0.82477243757488161, ('1.370.01', 1): -0.16371532877085079, ('1.180.0', 2): -0.14487833389825094, ('2.0-0.0', 2): -1.0897805638312286, ('1.650.01', 0): -0.26379690214470136, ('2.66-0.0', 1): -0.61246774878364163, ('1.920.0', 0): -0.66908335235970617, ('2.98-0.07', 0): 0.0, ('1.970.0', 1): -0.60838558629215855, ('2.48-0.01', 0): -1.457325339823998, ('2.11-0.0', 2): -0.90181068731313752, ('2.81-0.07', 1): -1.5786291181693146, ('2.43-0.02', 2): -1.7410743964707178, ('1.04-0.0', 2): -0.03685438324181825, ('2.53-0.02', 2): -1.825703589952643, ('2.7-0.05', 1): -2.0921867226945836, ('2.79-0.07', 0): -1.6334788099347475, ('1.83-0.02', 0): -0.77081960077268041, ('2.46-0.04', 1): -1.6550149787136428, ('1.250.0', 2): -0.19635060203202617, ('2.2-0.03', 0): -1.1907172123671279, ('2.020.01', 0): -0.38818668512222276, ('2.57-0.05', 1): -1.7103971454685922, ('2.040.0', 2): -0.62413815126495653, ('1.64-0.01', 0): -0.5930444447498554, ('2.080.01', 2): -0.40508608060139828, ('2.340.0', 2): -0.82655830428434884, ('1.390.01', 1): -0.23328013810226975, ('2.84-0.02', 0): -1.3023670985175109, ('2.08-0.01', 0): -1.1126803746768188, ('1.460.0', 2): -0.39292825985539548, ('1.71-0.02', 1): -0.56031837192605871, ('2.8-0.04', 2): -1.8161387944840035, ('2.33-0.0', 2): -0.7109238071829862, ('2.45-0.04', 1): -1.6025544279872341, ('2.67-0.05', 0): -2.0741432397456729, ('1.910.0', 2): -0.65749031303116834, ('2.72-0.04', 1): -1.7667528114310254, ('1.930.0', 2): -0.38260681882469633, ('1.560.01', 2): -0.15690892693658254, ('2.04-0.0', 0): -1.0884140746079942, ('2.9-0.04', 0): -1.36379967861189, ('1.92-0.03', 0): -0.61681924791646103, ('2.280.0', 0): -0.85299383655921002, ('1.46-0.01', 0): -0.38905673780785122, ('2.36-0.0', 2): -0.67109752619889318, ('2.190.0', 2): -0.81778053551318997, ('2.13-0.02', 0): -1.17603811361694, ('2.23-0.03', 0): -1.252650926494838, ('2.25-0.01', 1): -1.4118516953339921, ('2.9-0.05', 1): -1.4522343175061008, ('1.39-0.01', 2): -0.30503769684848286, ('2.230.0', 1): -0.53867124028674462, ('2.59-0.03', 1): -1.7096334633525412, ('2.29-0.04', 0): -1.2517477019863703, ('1.520.0', 2): -0.44870211120790893, ('2.080.0', 0): -0.4333462555508415, ('1.96-0.0', 0): -0.91954504071604848, ('1.060.0', 1): -0.051349769847523895, ('2.64-0.04', 1): -1.9096375198898601, ('1.1-0.0', 2): -0.069624188871110396, ('1.70.0', 1): -0.68688090548715264, ('2.08-0.0', 1): -0.92489809717399096, ('2.29-0.0', 1): -0.41947374584445773, ('1.75-0.02', 1): -0.59491050579893601, ('2.46-0.03', 1): -1.6055456782618514, ('1.590.01', 1): -0.20957972930772331, ('2.54-0.06', 1): -0.74780289253995169, ('1.840.0', 2): -0.44011841462074114, ('2.86-0.02', 2): -1.659156678158378, ('2.97-0.02', 1): -0.67155892394151284, ('1.090.0', 1): -0.077660772841323583, ('2.6-0.0', 0): -0.7493291848831316, ('2.37-0.03', 0): -1.5293540458198096, ('2.92-0.05', 1): -1.0989497750572308, ('1.72-0.02', 0): -0.55299857711114575, ('2.43-0.05', 1): -1.4821658640533149, ('1.730.01', 2): -<text:soft-page-break/>0.49540411580145699, ('2.240.0', 2): -0.77083244291605724, ('2.20.01', 2): -0.29804878417217778, ('2.7-0.06', 2): -1.8519684975286317, ('2.18-0.04', 2): -0.84373043779726287, ('2.71-0.07', 2): -1.2273403877607709, ('1.99-0.03', 0): -0.8009230237035363, ('2.04-0.03', 2): -1.004788490854341, ('1.50.01', 0): -0.12648511393745329, ('2.090.01', 1): -0.52654756563098104, ('2.41-0.05', 2): -1.3300577917683403, ('1.61-0.0', 1): -0.54988490884934205, ('2.85-0.05', 1): -1.7244260885451395, ('2.57-0.06', 2): -1.07783395166572, ('2.52-0.06', 2): -0.77950292399327559, ('2.99-0.01', 0): 0.0, ('2.28-0.04', 0): -1.332732244882928, ('2.82-0.04', 1): -1.9707122760551008, ('2.8-0.01', 0): -1.5530083484213917, ('2.93-0.02', 0): -0.85713464359740266, ('1.07-0.0', 0): -0.052529959571466965, ('2.10.01', 2): -0.53863161667559023, ('1.670.01', 2): -0.44359928581451491, ('2.02-0.02', 2): -0.98429647782932284, ('1.71-0.01', 2): -0.61526780327002284, ('1.98-0.03', 2): -0.90000612172584793, ('2.47-0.03', 1): -1.5611863785971343, ('2.380.0', 1): -0.69763613074025566, ('2.14-0.02', 1): -1.1279044722937266, ('2.5-0.0', 2): -0.99498144766165975, ('2.58-0.04', 1): -1.9259969942681376, ('1.79-0.01', 2): -0.74109247880717921, ('2.94-0.02', 2): -1.0475408561640966, ('1.12-0.0', 1): -0.096347050030606382, ('1.820.01', 1): -0.55039577227386416, ('1.30.0', 0): -0.26065086887088967, ('2.35-0.02', 1): -1.4129058883257395, ('2.49-0.05', 2): -1.6009744610769463, ('2.95-0.03', 0): -0.75056739931109218, ('2.79-0.06', 0): -2.0089579761592962, ('1.76-0.01', 2): -0.72147171447830249, ('1.3-0.01', 1): -0.20618806395492978, ('2.25-0.0', 2): -0.72756345296091063, ('1.08-0.0', 0): -0.0059190625892878487, ('2.1-0.02', 0): -1.1308392041170632, ('1.520.01', 2): -0.3086477732362139, ('2.34-0.03', 2): -1.4760017922831259, ('2.4-0.03', 1): -1.5567143512714605, ('2.72-0.02', 1): -1.8624190579090056, ('1.940.01', 2): -0.57436540260568603, ('1.23-0.0', 2): -0.14456624337012605, ('1.35-0.0', 2): -0.25125727890105665, ('2.74-0.03', 0): -2.0339551627391321, ('2.68-0.05', 0): -1.9345323459613035, ('2.41-0.02', 0): -1.6016262033621682, ('2.85-0.02', 1): -1.3258878151434934, ('1.34-0.01', 0): -0.22806289371629199, ('2.89-0.04', 1): -1.5466923587436137, ('2.12-0.02', 1): -1.2070419698625341, ('1.680.0', 2): -0.58136063511680369, ('2.82-0.03', 1): -1.9967937050955198, ('2.060.01', 0): -0.51602150485772402, ('1.36-0.01', 0): -0.27240856565086308, ('2.76-0.01', 0): -1.273689110531129, ('1.8-0.0', 0): -0.78127856860221667, ('2.84-0.08', 1): -0.69849906776197745, ('2.64-0.0', 1): -0.82899079343522275, ('2.67-0.01', 1): -1.2357958114493537, ('2.47-0.04', 1): -1.6206336484215467, ('2.03-0.01', 0): -1.1356229473102248, ('1.53-0.01', 1): -0.40834217304153986, ('2.88-0.05', 2): -1.5202793572786808, ('2.9-0.08', 1): -1.0896241172543946, ('1.680.01', 1): -0.28265875492784281, ('1.830.01', 2): -0.44312497935752421, ('2.53-0.03', 1): -1.5699986326286379, ('2.73-0.01', 0): -1.2429564780103122, ('1.26-0.0', 2): -0.17555064827452549, ('1.76-0.01', 1): -0.68625222759778759, ('1.40.01', 0): -0.19692784860745435, ('2.75-0.04', 2): -1.8170594897858694, ('1.38-0.0', 2): -0.2764441806641646, ('1.65-0.01', 1): -0.53472740698664301, ('1.580.0', 1): -0.52490655747577875, ('2.46-0.05', 2): -1.5087302984092648, ('2.11-0.02', 1): -1.0896907588923812, ('2.45-0.05', 0): -1.3795698348118439, ('1.370.0', 2): -0.30871435817347176, ('2.44-0.05', 1): -1.3871350105585989, ('1.740.0', 2): -0.64844190468308005, ('1.77-0.01', 0): -0.67255223546486631, ('2.63-0.02', 0): -1.8916299033606683, ('2.55-0.06', 0): -1.2914480351483169, ('2.23-0.04', 1): -1.1572837709442898, ('1.20.0', 1): -0.011370930510045721, ('2.73-0.0', 1): -0.80165365866395677, ('2.94-0.05', 1): -1.0871054893368828, ('2.62-0.02', 2): -2.0864270687310023, ('2.72-0.05', 1): -1.9229025787827663, ('2.40.0', 1): -0.6928090972729789, ('2.1-0.02', 1): -1.129446628356428, ('2.13-0.0', 0): -<text:soft-page-break/>1.0160364034851952, ('2.61-0.05', 2): -1.9415551717469353, ('1.8-0.02', 1): -0.71600825935535983, ('2.4-0.03', 2): -1.5989088332297889, ('1.85-0.01', 1): -0.81795909038799086, ('2.96-0.07', 1): -0.80354412385503848, ('1.9-0.01', 2): -0.8565887453201303, ('2.15-0.0', 2): -0.89562292661766441, ('2.01-0.03', 2): -0.95065181488917649, ('2.85-0.01', 2): -1.2332392271961219, ('2.86-0.03', 2): -2.0026883785019729, ('2.64-0.05', 2): -1.9090171020638627, ('2.12-0.01', 2): -1.3562436150501871, ('2.86-0.01', 1): -1.4757064284063257, ('2.69-0.06', 2): -1.7943961764069227, ('2.8-0.05', 1): -1.9584639941574773, ('2.93-0.06', 1): -1.2362395835095814, ('2.050.01', 1): -0.40732089788995313, ('1.48-0.0', 1): -0.40002473688413759, ('1.56-0.0', 0): -0.41589777423113172, ('2.00.01', 2): -0.5559456764822156, ('1.490.01', 0): -0.2842201520442218, ('2.35-0.0', 0): -0.51963817361781783, ('2.98-0.01', 0): 0.0, ('2.69-0.02', 0): -1.9745970174125844, ('2.36-0.05', 2): -0.57158263452292268, ('2.97-0.03', 2): -0.54850267609976777, ('2.08-0.03', 1): -1.028284560782053, ('2.48-0.03', 0): -1.6052268627094981, ('2.23-0.0', 0): -0.54867529594594855, ('2.14-0.0', 0): -0.84659611708411631, ('2.3-0.01', 1): -1.4336974762579178, ('2.92-0.04', 2): -1.3387647190257512, ('2.450.0', 2): -0.67736075825832409, ('2.150.0', 1): -0.63994593348163886, ('1.60.0', 2): -0.59235119827852667, ('2.76-0.02', 1): -1.9577264023475052, ('2.31-0.01', 0): -1.5090296386914142, ('2.62-0.05', 0): -1.7999149182574166, ('2.02-0.0', 1): -0.94241254697586962, ('1.770.0', 1): -0.65922606743707635, ('2.41-0.04', 1): -1.520547119435812, ('1.94-0.02', 1): -0.92976512946457746, ('2.2-0.01', 0): -1.2981920512918299, ('2.85-0.04', 2): -1.911803192827656, ('2.310.0', 1): -0.8357973590649197, ('2.33-0.04', 2): -1.3860493711290252, ('2.210.0', 0): -0.68784411271653967, ('2.82-0.05', 2): -1.8513799655473082, ('2.58-0.0', 2): -0.87089096923906228, ('2.84-0.04', 0): -1.6914089600546929, ('2.08-0.03', 0): -1.0667454787364357, ('2.78-0.03', 2): -1.9239702070939086, ('2.110.01', 0): -0.37343307164909012, ('2.91-0.06', 0): -1.5602898374078438, ('1.95-0.01', 1): -0.92511964495118182, ('1.87-0.01', 2): -0.80999481048036881, ('1.79-0.0', 2): -0.79415077630129072, ('1.880.0', 0): -0.66389052154918149, ('2.47-0.02', 2): -1.71899787320717, ('1.66-0.0', 1): -0.66337589679267683, ('1.870.01', 1): -0.40391950916774655, ('2.9-0.02', 0): -0.90122599486242239, ('2.99-0.08', 2): 0.0, ('2.76-0.05', 1): -2.0855707001981765, ('2.17-0.02', 1): -1.1677408873884054, ('1.940.0', 2): -0.61545607230824662, ('2.23-0.01', 0): -1.3546460643856633, ('2.25-0.03', 1): -1.3804862634807571, ('2.91-0.08',</text:p>
      <text:p text:style-name="P1"><text:s/>2): -1.1627566867194914, ('2.65-0.02', 2): -2.0904695245622991, ('1.85-0.02', 2): -0.80760853483132578, ('1.650.0', 1): -0.55187743768015496, ('2.260.0', 0): -0.65992029826008602, ('2.450.0', 0): -0.68505158114340903, ('2.44-0.03', 2): -1.5399343503601148, ('2.77-0.05', 0): -1.958701671912533, ('1.09-0.0', 2): -0.079375338411545676, ('2.64-0.02', 1): -2.1415564405762977, ('2.77-0.07', 0): -1.7325805361969679, ('2.4-0.02', 2): -1.6821140907403762, ('1.86-0.02', 2): -0.78636109423157274, ('2.42-0.0', 2): -0.6969965514244687, ('2.02-0.03', 2): -0.87113289597705279, ('2.46-0.01', 1): -1.7473786950332617, ('1.74-0.0', 2): -0.68163287457339417, ('1.41-0.01', 0): -0.29677479205797042, ('2.21-0.03', 2): -1.2909702132548002, ('1.32-0.01', 0): -0.084920099170029087, ('1.88-0.01', 1): -0.85655255445002232, ('2.97-0.04', 1): -0.74135326525924117, ('2.250.01', 2): -0.4831400933971679, ('2.37-0.01', 0): -1.5743734120757051, ('1.420.0', 0): -0.40205195761397994, ('2.3-0.02', 2): -1.4398814591208799, ('2.92-0.03', 1): -1.38966741086753, ('2.42-0.04', 0): -1.5556744213961482, ('2.2-0.0', 1): -0.75460455266044479, ('2.19-0.01', 2): -1.3721269991327005, ('1.63-0.01', 2): -0.5692421793639082, ('1.81-0.0', 2): -0.83037618472429386, ('2.170.0', 0): -<text:soft-page-break/>0.48326179171697348, ('1.39-0.0', 2): -0.32100299502160073, ('2.76-0.01', 1): -1.258296001101342, ('2.71-0.01', 2): -1.4486711419531657, ('1.14-0.0', 0): -0.014402937590864712, ('2.39-0.0', 0): -0.66119159470728883, ('1.310.0', 0): -0.24671267483344, ('1.690.01', 1): -0.34334593465002272, ('1.31-0.0', 0): -0.24163590750468777, ('1.87-0.0', 2): -0.88549423598962129, ('2.130.01', 2): -0.51198038224662112, ('1.66-0.02', 1): -0.29699881166208514, ('2.99-0.07', 0): 0.0, ('2.28-0.02', 0): -1.3439636862580442, ('2.8-0.03', 0): -2.096932374572265, ('2.22-0.01', 0): -1.4221546835568373, ('2.12-0.0', 2): -0.97925007594060143, ('2.34-0.02', 2): -1.5367751095149096, ('2.25-0.04', 1): -1.238179006875743, ('1.67-0.0', 2): -0.62449044273841303, ('1.730.0', 1): -0.68656920195580728, ('2.26-0.04', 0): -1.2948392627079413, ('1.430.01', 0): -0.22240455619166324, ('2.430.0', 0): -0.68022804851699536, ('1.58-0.01', 2): -0.51494047182134717, ('2.22-0.03', 2): -1.3503955893037018, ('2.14-0.04', 1): -0.65318220312659792, ('2.32-0.03', 2): -1.4031022837237956, ('2.64-0.0', 0): -0.8252613864366859, ('1.86-0.0', 1): -0.86696684306929162, ('2.18-0.01', 2): -1.2717855797305953, ('1.70.01', 1): -0.47144976838090552, ('2.62-0.03', 1): -1.7887815627705446, ('2.65-0.05', 1): -1.8821658734350681, ('2.51-0.02', 2): -1.855061020273804, ('2.98-0.05', 1): 0.0, ('1.45-0.0', 0): -0.37265281485438195, ('2.2-0.01', 2): -1.3414991770520086, ('2.98-0.06', 2): 0.0, ('2.92-0.08', 1): -1.0251298428760816, ('1.15-0.0', 2): -0.12022529875715328, ('2.510.0', 2): -0.39515254894867213, ('2.7-0.03', 0): -2.0995075210443486, ('1.80.01', 1): -0.41251404859371271, ('1.65-0.02', 0): -0.16506711313653849, ('1.91-0.01', 0): -0.90929238483395036, ('2.18-0.0', 1): -0.73333158078933636, ('1.530.0', 2): -0.42501573417403027, ('2.75-0.05', 2): -1.9459689332807788, ('2.78-0.04', 1): -1.7720400997454266, ('1.860.0', 1): -0.65544275823375353, ('1.010.0', 0): -0.028039185015113238, ('2.74-0.01', 0): -1.5783209620257053, ('2.89-0.02', 1): -1.3951214610475091, ('2.270.01', 0): -0.41477893463923182, ('2.82-0.01', 1): -1.223079870680353, ('1.890.0', 0): -0.63573653980637657, ('2.93-0.07', 2): -1.2184947523788807, ('1.49-0.0', 1): -0.39583546196378894, ('2.68-0.0', 2): -0.97688819908742797, ('2.050.01', 0): -0.39577102651027707, ('2.76-0.03', 0): -2.1830335803902434, ('1.63-0.02', 1): -0.051519621731450915, ('2.31-0.0', 0): -0.73007606648460088, ('1.48-0.01', 2): -0.40328160365593918, ('2.67-0.07', 1): -0.50898631891947554, ('2.03-0.03', 0): -1.0032307317987512, ('1.7-0.0', 0): -0.6747298456712556, ('2.16-0.02', 1): -1.2161831445501741, ('2.15-0.0', 0): -0.86368025291427808, ('2.9-0.06', 1): -1.5347307962608028, ('2.32-0.04', 0): -1.3636887071511075, ('2.61-0.04', 2): -1.8952635626351739, ('1.470.0', 1): -0.35838151774120636, ('1.66-0.01', 2): -0.59401492662665745, ('2.54-0.05', 1): -1.6604387643633092, ('2.53-0.05', 1): -1.7108534883164708, ('1.95-0.02', 1): -0.92772643683488443, ('1.280.01', 0): -0.050605368032501992, ('2.59-0.05', 0): -1.7762971751211403, ('1.97-0.0', 2): -1.0965415366629467, ('1.480.01', 1): -0.28468757509758286, ('2.79-0.03', 2): -2.154466581888844, ('2.01-0.02', 2): -1.0145543228836973, ('1.380.0', 1): -0.23700446053413229, ('2.66-0.0', 2): -0.59871356762811168, ('2.55-0.04', 0): -1.9148098832736127, ('1.760.0', 2): -0.71383456055955996, ('1.93-0.03', 2): -0.2882787362145483, ('2.94-0.07', 1): -0.99340181781200765, ('1.69-0.01', 1): -0.62924602627825732, ('2.68-0.02', 2): -2.2052848276791108, ('2.080.0', 2): -0.42642779310949475, ('1.980.01', 0): -0.51754354222003263, ('1.95-0.0', 1): -0.96517899951675423, ('2.36-0.04', 0): -1.4042474338315987, ('1.3-0.0', 0): -0.24227803795961633, ('1.76-0.0', 1): -0.74779006228582234, ('1.84-0.02', 0): -0.72517853261673326, ('1.030.0', 0): -0.038265153248905115, ('1.17-0.0', 2): -0.034595232952095864, ('2.43-0.03', 2): -1.6205918861267512, ('2.17-0.03', 2): -1.1215281781482536, ('2.25-0.02', 2): -<text:soft-page-break/>1.2970760941374386, ('2.04-0.01', 1): -1.0982940711788918, ('2.96-0.05', 1): -0.79534333802957979, ('1.590.0', 2): -0.49414171239556209, ('1.38-0.0', 1): -0.26365870384184398, ('1.960.0', 0): -0.40200192563309256, ('1.24-0.0', 2): -0.19306202880338205, ('1.550.01', 1): -0.339318868812721, ('2.89-0.01', 2): -1.2737249684322296, ('2.73-0.06', 2): -1.9060082046396596, ('2.8-0.07', 1): -1.7976844959898755, ('2.15-0.04', 1): -0.46189551236309068, ('2.05-0.0', 2): -0.97899217041706665, ('2.54-0.0', 1): -0.77923647028893772, ('2.78-0.02', 2): -1.6956805856670831, ('2.290.0', 0): -0.99844732633133959, ('2.07-0.01', 2): -1.1631903817751796, ('1.830.0', 0): -0.6673660396051353, ('2.060.0', 1): -0.65574801575118746, ('2.21-0.02', 1): -1.302151625756937, ('1.47-0.01', 0): -0.37848490500965737, ('2.98-0.03', 0): 0.0, ('2.39-0.02', 1): -1.6271670661708786, ('2.16-0.01', 2): -1.3380090009028627, ('2.290.01', 0): -0.29856968082445845, ('2.3-0.03', 1): -1.4218256986455973, ('2.81-0.03', 1): -1.9337619732231381, ('2.53-0.06', 2): -0.75801485181550121, ('1.92-0.0', 2): -0.93519917443429346, ('2.31-0.03', 0): -1.427883393798413, ('2.66-0.01', 2): -0.97273663037099456, ('2.81-0.07', 2): -1.6634201915599829, ('2.79-0.04', 1): -1.9433466805757627, ('1.430.0', 1): -0.35780644740848949, ('1.38-0.01', 1): -0.2626489132635903, ('2.06-0.02', 1): -1.1029754780159671, ('2.250.0', 1): -0.83955807091759405, ('2.84-0.06', 0): -1.8842730980536, ('2.96-0.02', 1): -0.79321032370219069, ('1.90.01', 1): -0.39926861720149065, ('2.91-0.04', 0): -1.5125503938504608, ('2.74-0.05', 1): -1.9855070212384383, ('1.10.0', 1): -0.082333089239791282, ('2.0-0.01', 0): -1.1055669628416078, ('1.770.01', 0): -0.37636150270761237, ('2.89-0.06', 0): -1.6732687452041912, ('1.270.0', 0): -0.21764212234810557, ('1.020.0', 2): -0.043520508081919235, ('2.16-0.04', 2): -0.93597955680171963, ('2.5-0.04', 0): -1.6727181992699371, ('2.32-0.02', 1): -1.307047658899656, ('1.67-0.02', 0): -0.52971937368881383, ('1.660.0', 1): -0.61954136177076746, ('2.54-0.03', 0): -1.6259431511077229, ('2.76-0.07', 1): -1.6133109853003573, ('2.55-0.06', 1): -1.3017036498208208, ('1.540.01', 0): -0.30272012806086435, ('2.87-0.04', 2): -1.5334245961353521, ('1.41-0.0', 0): -0.28586659171073614, ('2.04-0.02', 2): -1.0546379081639741, ('1.65-0.0', 2): -0.55748039924051351, ('2.10.0', 1): -0.71282462106627908, ('2.39-0.05', 1): -0.96621373377199438, ('2.210.01', 1): -0.52190246844919486, ('2.53-0.01', 0): -1.5590489484721175, ('2.82-0.02', 2): -1.5496610065244742, ('1.77-0.0', 0): -0.7194094693770543, ('2.7-0.0', 1): -0.82853426360926141, ('1.640.01', 0): -0.42471806410453172, ('1.420.01', 0): -0.24805129172509197, ('2.56-0.0', 1): -1.0653981702300603, ('2.170.01', 2): -0.30823678517678527, ('2.33-0.01', 0): -1.4412161113300357, ('2.97-0.06', 1): -0.52424763119271112, ('1.980.0', 2): -0.54765997949084411, ('2.26-0.01', 1): -1.3800244833797035, ('2.65-0.02', 0): -2.0123906360275141, ('1.51-0.0', 1): -0.43563411587043593, ('2.92-0.01', 1): -1.0313700244062141, ('2.42-0.02', 0): -1.6480781434151694, ('2.57-0.03', 2): -1.6986210612582278, ('2.95-0.06', 2): -0.84783936915430846, ('1.450.0', 1): -0.44121088920902518, ('1.650.01', 1): -0.2619874997753795, ('1.870.0', 0): -0.46043642259462392, ('2.94-0.03', 2): -1.0619157644706381, ('2.020.0', 1): -0.40677887130293278, ('1.58-0.0', 0): -0.51136244870589898, ('2.51-0.03', 2): -1.6225200124083785, ('1.98-0.0', 1): -1.0160585407134475, ('1.33-0.0', 0): -0.25620336886786327, ('2.57-0.02', 2): -1.8179343433082644, ('2.56-0.05', 0): -1.7939544003565058, ('1.9-0.02', 0): -0.83314190678868982, ('2.48-0.0', 1): -0.74288158796118964, ('2.99-0.05', 0): 0.0, ('1.750.0', 2): -0.63854686569864905, ('2.22-0.03', 0): -1.3340676580237716, ('2.79-0.07', 1): -1.6980058664572497, ('1.44-0.01', 2): -0.34104102678024084, ('1.99-0.0', 2): -0.92312224983508639, ('1.43-0.0', 1): -0.35091855848894338, ('2.96-0.01', 2): -<text:soft-page-break/>0.56814273230547829, ('2.220.01', 2): -0.48813323048463497, ('2.29-0.01', 2): -1.4132813811039417, ('2.11-0.01', 2): -1.2204708208543811, ('1.58-0.0', 2): -0.5076131649917085, ('2.77-0.02', 2): -1.9553261894489926, ('1.60.01', 1): -0.32044503331555729, ('2.66-0.0', 0): -0.81611604594774101, ('2.09-0.03', 0): -1.098228153334138, ('1.68-0.0', 2): -0.59038713130511755, ('2.24-0.02', 0): -1.3413500084384475, ('2.28-0.0', 2): -0.7842933211978842, ('1.73-0.0', 2): -0.71892732796447922, ('2.34-0.0', 1): -0.81792039200416977, ('1.410.0', 1): -0.28389808469929156, ('2.94-0.06', 2): -1.1300624917679927, ('1.74-0.02', 0): -0.64666496450174005, ('2.71-0.04', 2): -1.8212995186592429, ('2.72-0.06', 2): -1.8325988082264304, ('1.73-0.02', 2): -0.63590309207294415, ('2.98-0.07', 1):</text:p>
      <text:p text:style-name="P1"><text:s/>0.0, ('2.46-0.0', 2): -0.90455530654001581, ('2.97-0.01', 1): -0.93131487455884343, ('2.92-0.06', 1): -1.3364683250364746, ('2.43-0.02', 1): -1.7707318648108112, ('1.070.0', 2): -0.059954615432271575, ('1.36-0.0', 1): -0.28023845782740175, ('2.7-0.05', 0): -1.9444504440766406, ('2.9-0.05', 2): -1.5269300482603954, ('1.91-0.03', 0): -0.40038125881863285, ('1.18-0.0', 2): -0.1277889367341862, ('2.96-0.04', 2): -0.66621771797244578, ('2.22-0.04', 0): -1.1889273135298657, ('2.46-0.04', 0): -1.7517588470902086, ('2.46-0.04', 2): -1.7420642966071926, ('1.6-0.01', 2): -0.53706241067223337, ('2.2-0.03', 1): -1.1653404544681247, ('2.85-0.06', 1): -1.7803872682419954, ('2.57-0.05', 0): -1.6490007689116095, ('2.52-0.03', 0): -1.6873437185229292, ('1.64-0.01', 1): -0.58230756375953141, ('2.82-0.07', 1): -1.6923776125303687, ('1.80.0', 2): -0.67418899988233905, ('1.45-0.01', 2): -0.36784886309310982, ('2.56-0.03', 0): -1.6226104353232693, ('2.71-0.0', 1): -0.79478420274845729, ('2.84-0.02', 1): -1.2852485815784471, ('1.71-0.02', 0): -0.56420894716707648, ('1.93-0.02', 2): -0.8600463658774361, ('1.590.01', 0): -0.20630911755547082, ('1.89-0.03', 0): -0.18394281998910653, ('2.68-0.03', 2): -1.9871563063893662, ('2.67-0.05', 1): -1.9467727623784581, ('2.19-0.02', 2): -1.2319213271655218, ('2.83-0.05', 0): -1.8804301000524171, ('2.39-0.03', 2): -1.5450137554810253, ('2.88-0.01', 2): -1.0755205431561197, ('2.9-0.04', 1): -1.4053612974209666, ('1.260.0', 0): -0.049672194523580029, ('1.46-0.01', 1): -0.33747716857016791, ('2.260.01', 1): -0.80445496035105957, ('2.13-0.02', 1): -1.1752276187108366, ('1.50.0', 0): -0.39696435010619174, ('2.23-0.03', 1): -1.2259621039249753, ('2.81-0.01', 0): -1.0056431639372321, ('2.150.0', 0): -0.64387562068962667, ('2.35-0.01', 1): -1.4920954268636486, ('2.59-0.03', 0): -1.7275177588476049, ('2.98-0.08', 1): 0.0, ('1.870.01', 0): -0.40224494501796326, ('1.68-0.01', 2): -0.61654821176478347, ('1.94-0.01', 2): -0.95355014192639587, ('1.570.0', 0): -0.57214249039510034, ('2.44-0.01', 1): -1.680317719075352, ('1.060.0', 2): -0.05904124421536381, ('1.340.01', 2): -0.13431379983580233, ('2.44-0.0', 2): -0.97515636749202883, ('2.64-0.04', 2): -1.8565074413700129, ('2.87-0.05', 2): -1.6712379892881704, ('2.52-0.02', 1): -1.9811670368313319, ('1.70.0', 2): -0.66481820674479875, ('2.08-0.0', 0): -0.95335655560110732, ('2.74-0.02', 1): -2.1406416760436247, ('1.99-0.01', 2): -1.0094969360970234, ('1.00.0', 2): -0.031064918910676698, ('2.74-0.04', 1): -1.7603173301613508, ('1.28-0.0', 2): -0.21328213293474213, ('1.28-0.01', 0): -0.099555739841230811, ('1.7-0.01', 0): -0.65214745834209031, ('1.090.0', 0): -0.069789686231805398, ('1.43-0.01', 2): -0.35714940214388824, ('1.82-0.01', 0): -0.76631923474144681, ('2.61-0.01', 2): -1.1899789978416599, ('1.79-0.01', 1): -0.75522378677020718, ('1.72-0.02', 1): -0.55580242190681228, ('2.76-0.06', 2): -2.0003910662779174, ('2.73-0.07', 2): -1.5096034250353889, ('1.73-0.01', 2): -0.69097790524701608, ('1.55-0.0', 0): -0.46855068236357145, ('2.67-0.02', 1): -1.9082746315012959, ('2.6-0.02', 0): -1.8410077178153608, ('2.08-0.01', 1): -1.1325005685693696, ('1.270.01', 2): -<text:soft-page-break/>0.085919562415499653, ('1.890.01', 1): -0.47859750314578398, ('1.61-0.0', 0): -0.55044461569752834, ('2.85-0.05', 2): -1.6581614269991316, ('2.64-0.01', 2): -1.2943616521554104, ('2.62-0.01', 1): -1.2659811503921952, ('2.28-0.04', 1): -1.330414365719033, ('2.82-0.04', 2): -1.950904783231276, ('2.8-0.01', 1): -1.5810106436481861, ('2.93-0.02', 1): -0.94018549243405392, ('2.65-0.03', 1): -1.8852105333922846, ('2.10.01', 1): -0.53208138656394954, ('2.27-0.03', 0): -1.3981754005095173, ('1.690.0', 2): -0.59533361464337808, ('1.630.01', 0): -0.32409908485985428, ('2.21-0.04', 1): -1.0582165811304438, ('2.130.0', 2): -0.75803167462600718, ('2.47-0.03', 2): -1.5645607199761959, ('2.97-0.07', 2): -0.47178316039001361, ('2.42-0.0', 1): -0.75161723927452728, ('2.55-0.01', 2): -1.4394745986206789, ('1.37-0.0', 0): -0.27609302279805137, ('2.14-0.02', 0): -1.1209647016643187, ('2.58-0.04', 0): -1.8974503845014636, ('2.06-0.03', 1): -1.0198128639703925, ('2.66-0.01', 0): -0.90885085589017345, ('2.94-0.02', 1): -0.99216341171668698, ('1.12-0.0', 0): -0.081949918718267567, ('1.820.01', 2): -0.55944053990543041, ('2.78-0.01', 2): -1.0074395623256354, ('2.62-0.01', 0): -1.2979474650840357, ('2.35-0.02', 2): -1.4169746515418351, ('2.69-0.04', 2): -1.884049492023445, ('2.79-0.06', 1): -1.8961657711769409, ('1.90.0', 2): -0.39971593322673704, ('2.85-0.08', 2): -0.99007155170577799, ('2.44-0.02', 2): -1.6981826071299453, ('1.8-0.01', 1): -0.70864234329144538, ('1.08-0.0', 1): -0.0020329864474636322, ('1.78-0.01', 0): -0.70719464845085733, ('2.15-0.01', 2): -1.2307549179271857, ('2.44-0.02', 1): -1.6627583790377205, ('1.40.01', 1): -0.19777751497808826, ('1.940.01', 1): -0.58369761604318993, ('2.78-0.07', 2): -1.5141418581316368, ('1.23-0.0', 1): -0.12894856061050547, ('2.480.0', 0): -0.64466720146524159, ('2.74-0.03', 1): -2.0648672085188107, ('2.0-0.03', 0): -0.84492824540063238, ('2.85-0.02', 0): -1.4559149387284136, ('2.86-0.06', 0): -1.8272902058343909, ('2.89-0.04', 0): -1.6439638423411373, ('2.12-0.02', 0): -1.1758582515660683, ('1.86-0.02', 0): -0.815686315864672, ('2.82-0.03', 0): -2.1562599432579144, ('2.93-0.05', 1): -1.25788853450541, ('1.65-0.02', 2): -0.13676324087329927, ('2.95-0.07', 2): -0.67969393899537323, ('2.66-0.04', 2): -1.8364499830341834, ('2.65-0.06', 2): -1.7865139932142877, ('2.67-0.01', 2): -1.2290343434256563, ('2.47-0.04', 0): -1.606096671740372, ('2.05-0.03', 0): -0.99041203370411646, ('2.03-0.01', 1): -1.1640545390834558, ('1.53-0.01', 2): -0.428747168222541, ('1.57-0.0', 0): -0.52425588166275328, ('2.9-0.08', 2): -1.0793974298795621, ('2.81-0.06', 1): -1.9655928741486437, ('1.680.01', 2): -0.28440597863808298, ('2.050.01', 2): -0.40307365100700698, ('1.830.01', 1): -0.44310074763354024, ('2.53-0.03', 0): -1.5928150599942874, ('2.7-0.01', 0): -1.2122088196134333, ('2.31-0.04', 2): -1.415659285764397, ('1.82-0.0', 0): -0.86076446290893605, ('1.65-0.01', 0): -0.54849058268666562, ('1.580.0', 0): -0.53144859043943882, ('2.46-0.05', 1): -1.4868251728194775, ('2.79-0.01', 1): -1.2571802952327049, ('2.63-0.04', 2): -1.7947742624460279, ('2.44-0.05', 0): -1.4858661298581717, ('2.77-0.03', 2): -2.0548973825560402, ('1.77-0.01', 1): -0.68492362167307308, ('2.06-0.0', 1): -1.0475071174903141, ('1.780.01', 2): -0.3740223967713418, ('2.14-0.03', 0): -1.1873441770452249, ('2.84-0.03', 2): -1.8593984017465532, ('2.73-0.0', 0): -0.35263927472530687, ('2.91-0.01', 2): -0.98761733395916584, ('2.55-0.0', 2): -1.0463129571474286, ('2.35-0.0', 1): -0.5737064844182862, ('2.67-0.04', 2): -1.8129817426093675, ('2.71-0.05', 2): -1.9763546175927624, ('2.40.0', 2): -0.7191223354035734, ('1.64-0.0', 2): -0.58439742129190364, ('1.2-0.0', 2): -0.10089071611136811, ('2.5-0.01', 2): -1.5729272119085493, ('1.81-0.01', 2): -0.74293837997828049, ('2.49-0.0', 2): -0.93624005657500553, ('1.8-0.02', 2): -0.7440034979221487, ('2.54-0.06', 2): -<text:soft-page-break/>0.70971621323204936, ('2.17-0.01', 1): -1.2822822478176863, ('2.13-0.03', 2): -1.1763174757474157, ('2.98-0.01', 1): 0.0, ('1.85-0.01', 0): -0.80325269395871879, ('1.88-0.02', 1): -0.84398911037133884, ('2.69-0.01', 0): -0.91737189183442569, ('2.030.01', 1): -0.50681838778600297, ('1.97-0.02', 2): -0.98017169567950879, ('2.65-0.0', 2): -0.90872529191836293, ('2.64-0.05', 1): -2.020418683886537, ('2.09-0.01', 0): -1.2805736000719827, ('2.93-0.06', 2): -1.325379764387294, ('2.45-0.05', 1): -1.366068371439755, ('1.48-0.0', 2): -0.40008106437578511, ('2.61-0.0', 1): -0.89085355203739724, ('2.84-0.05', 0): -1.8205141511562972, ('2.6-0.03', 1): -1.7428905649522382, ('2.19-0.03', 2): -1.2913548500331702, ('2.55-0.03', 2): -1.7604112862940082, ('2.97-0.03', 1): -0.85074010290728375, ('1.460.01', 0): -0.2501419133059033, ('2.23-0.0', 1): -0.55144133222596603, ('2.47-0.0', 0): -1.0688850021873828, ('2.14-0.0', 1): -0.83057925489406614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4:55:04.480391126</meta:creation-date>
    <dc:date>2021-03-09T14:55:33.714850185</dc:date>
    <meta:editing-duration>PT30S</meta:editing-duration>
    <meta:editing-cycles>1</meta:editing-cycles>
    <meta:document-statistic meta:table-count="0" meta:image-count="0" meta:object-count="0" meta:page-count="33" meta:paragraph-count="13" meta:word-count="9906" meta:character-count="126894" meta:non-whitespace-character-count="116989"/>
    <meta:generator>LibreOffice/6.0.7.3$Linux_X86_64 LibreOffice_project/00m0$Build-3</meta:generator>
  </office:meta>
</office:document-meta>
</file>